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5年(西元1996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96495.2155555556" calcext:value-type="float">
            <text:p><text:s/>96,495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96495.2155555556" calcext:value-type="float">
            <text:p><text:s/>96,495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1004696.9944444" calcext:value-type="float">
            <text:p><text:s/>21,004,697 <text:s/></text:p>
          </table:table-cell>
          <table:table-cell table:style-name="ce42" office:value-type="float" office:value="3073654.44888889" calcext:value-type="float">
            <text:p><text:s/>3,073,654 <text:s/></text:p>
          </table:table-cell>
          <table:table-cell table:style-name="ce42" office:value-type="float" office:value="17567419.2455556" calcext:value-type="float">
            <text:p><text:s/>17,567,419 <text:s/></text:p>
          </table:table-cell>
          <table:table-cell table:style-name="ce42" office:value-type="float" office:value="47053.2777777778" calcext:value-type="float">
            <text:p><text:s/>47,053 <text:s/></text:p>
          </table:table-cell>
          <table:table-cell table:style-name="ce42" office:value-type="float" office:value="131041.244444444" calcext:value-type="float">
            <text:p><text:s/>131,04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5528.777777778" calcext:value-type="float">
            <text:p><text:s/>185,5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201.444444444444" calcext:value-type="float">
            <text:p><text:s/>2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01.444444444444" calcext:value-type="float">
            <text:p><text:s/>20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862699.193861494" calcext:value-type="float">
            <text:p><text:s/>862,699 <text:s/></text:p>
          </table:table-cell>
          <table:table-cell table:style-name="ce42" office:value-type="float" office:value="-128966.864444444" calcext:value-type="float">
            <text:p><text:s/>-128,967 <text:s/></text:p>
          </table:table-cell>
          <table:table-cell table:style-name="ce42" office:value-type="float" office:value="923839.593624253" calcext:value-type="float">
            <text:p><text:s/>923,8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2751.40087387026" calcext:value-type="float">
            <text:p><text:s/>-2,75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577.8655555555" calcext:value-type="float">
            <text:p><text:s/>70,57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0238291.5716941" calcext:value-type="float">
            <text:p><text:s/>20,238,292 <text:s/></text:p>
          </table:table-cell>
          <table:table-cell table:style-name="ce43" office:value-type="float" office:value="3202621.31333333" calcext:value-type="float">
            <text:p><text:s/>3,202,621 <text:s/></text:p>
          </table:table-cell>
          <table:table-cell table:style-name="ce43" office:value-type="float" office:value="16740074.8674869" calcext:value-type="float">
            <text:p><text:s/>16,740,075 <text:s/></text:p>
          </table:table-cell>
          <table:table-cell table:style-name="ce43" office:value-type="float" office:value="47053.2777777778" calcext:value-type="float">
            <text:p><text:s/>47,053 <text:s/></text:p>
          </table:table-cell>
          <table:table-cell table:style-name="ce43" office:value-type="float" office:value="133792.645318315" calcext:value-type="float">
            <text:p><text:s/>133,79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4749.467777778" calcext:value-type="float">
            <text:p><text:s/>114,74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428754.837322221" calcext:value-type="float">
            <text:p><text:s/>428,755 <text:s/></text:p>
          </table:table-cell>
          <table:table-cell table:style-name="ce43" office:value-type="float" office:value="98254.4966666668" calcext:value-type="float">
            <text:p><text:s/>98,254 <text:s/></text:p>
          </table:table-cell>
          <table:table-cell table:style-name="ce43" office:value-type="float" office:value="241202.099999999" calcext:value-type="float">
            <text:p><text:s/>241,20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89298.2406555556" calcext:value-type="float">
            <text:p><text:s/>89,298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8631196.2447729" calcext:value-type="float">
            <text:p><text:s/>18,631,196 <text:s/></text:p>
          </table:table-cell>
          <table:table-cell table:style-name="ce42" office:value-type="float" office:value="3104366.81666667" calcext:value-type="float">
            <text:p><text:s/>3,104,367 <text:s/></text:p>
          </table:table-cell>
          <table:table-cell table:style-name="ce42" office:value-type="float" office:value="12994149.1544417" calcext:value-type="float">
            <text:p><text:s/>12,994,1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3792.645318315" calcext:value-type="float">
            <text:p><text:s/>133,7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66645.72967956" calcext:value-type="float">
            <text:p><text:s/>1,966,64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287421.44111111" calcext:value-type="float">
            <text:p><text:s/>3,287,421 <text:s/></text:p>
          </table:table-cell>
          <table:table-cell table:style-name="ce42" office:value-type="float" office:value="3104366.81666667" calcext:value-type="float">
            <text:p><text:s/>3,104,367 <text:s/></text:p>
          </table:table-cell>
          <table:table-cell table:style-name="ce42" office:value-type="float" office:value="183054.624444444" calcext:value-type="float">
            <text:p><text:s/>183,0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2420430.36810178" calcext:value-type="float">
            <text:p><text:s/>2,420,4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3784.638422222" calcext:value-type="float">
            <text:p><text:s/>453,7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66645.72967956" calcext:value-type="float">
            <text:p><text:s/>1,966,64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472074.1272496" calcext:value-type="float">
            <text:p><text:s/>10,472,0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38281.4819313" calcext:value-type="float">
            <text:p><text:s/>10,338,2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3792.645318315" calcext:value-type="float">
            <text:p><text:s/>133,7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62083.5555555556" calcext:value-type="float">
            <text:p><text:s/>62,0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083.5555555556" calcext:value-type="float">
            <text:p><text:s/>62,0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389186.75275483" calcext:value-type="float">
            <text:p><text:s/>2,389,18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956944.85408817" calcext:value-type="float">
            <text:p><text:s/>1,956,94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4023651.58222222" calcext:value-type="float">
            <text:p><text:s/>4,023,6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382218.22222222" calcext:value-type="float">
            <text:p><text:s/>2,382,2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4023651.58222222" calcext:value-type="float">
            <text:p><text:s/>4,023,6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382218.22222222" calcext:value-type="float">
            <text:p><text:s/>2,382,2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631219.647333333" calcext:value-type="float">
            <text:p><text:s/>631,22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12261.119333333" calcext:value-type="float">
            <text:p><text:s/>312,26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318958.528" calcext:value-type="float">
            <text:p><text:s/>318,95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6392.3559" calcext:value-type="float">
            <text:p><text:s/>6,39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578.45823333333" calcext:value-type="float">
            <text:p><text:s/>1,578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564380.06858783" calcext:value-type="float">
            <text:p><text:s/>4,564,38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504723.61304517" calcext:value-type="float">
            <text:p><text:s/>3,504,724 <text:s/></text:p>
          </table:table-cell>
          <table:table-cell table:style-name="ce44" office:value-type="float" office:value="47053.2777777778" calcext:value-type="float">
            <text:p><text:s/>47,053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39445.261431556" calcext:value-type="float">
            <text:p><text:s/>439,44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373080.12414339" calcext:value-type="float">
            <text:p><text:s/>4,373,08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504723.61304517" calcext:value-type="float">
            <text:p><text:s/>3,504,724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95198.594764889" calcext:value-type="float">
            <text:p><text:s/>295,199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4373040.85747672" calcext:value-type="float">
            <text:p><text:s/>4,373,0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04684.3463785" calcext:value-type="float">
            <text:p><text:s/>3,504,6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5198.594764889" calcext:value-type="float">
            <text:p><text:s/>295,19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90211.1039953113" calcext:value-type="float">
            <text:p><text:s/>90,2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211.1039953113" calcext:value-type="float">
            <text:p><text:s/>90,2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03905.564552827" calcext:value-type="float">
            <text:p><text:s/>303,9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3905.564552827" calcext:value-type="float">
            <text:p><text:s/>303,9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177686.34116842" calcext:value-type="float">
            <text:p><text:s/>1,177,6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77686.34116842" calcext:value-type="float">
            <text:p><text:s/>1,177,6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204668.775584695" calcext:value-type="float">
            <text:p><text:s/>204,6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4668.775584695" calcext:value-type="float">
            <text:p><text:s/>204,6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3583.2177777778" calcext:value-type="float">
            <text:p>( 33,583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3583.2177777778" calcext:value-type="float">
            <text:p>( 33,58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71085.557806917" calcext:value-type="float">
            <text:p>( 171,086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71085.557806917" calcext:value-type="float">
            <text:p>( 171,08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84245.42081849" calcext:value-type="float">
            <text:p><text:s/>384,2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4245.42081849" calcext:value-type="float">
            <text:p><text:s/>384,2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588108.538098566" calcext:value-type="float">
            <text:p><text:s/>588,1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8108.538098566" calcext:value-type="float">
            <text:p><text:s/>588,1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663.606666666667" calcext:value-type="float">
            <text:p><text:s/>664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663.606666666667" calcext:value-type="float">
            <text:p><text:s/>664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932881.33666667" calcext:value-type="float">
            <text:p><text:s/>1,932,8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32881.33666667" calcext:value-type="float">
            <text:p><text:s/>1,932,8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932842.07" calcext:value-type="float">
            <text:p><text:s/>1,932,8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32842.07" calcext:value-type="float">
            <text:p><text:s/>1,932,8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9.2666666666667" calcext:value-type="float">
            <text:p><text:s/>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.2666666666667" calcext:value-type="float">
            <text:p><text:s/>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868356.511098222" calcext:value-type="float">
            <text:p><text:s/>868,3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95198.594764889" calcext:value-type="float">
            <text:p><text:s/>295,19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868356.511098222" calcext:value-type="float">
            <text:p><text:s/>868,3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95198.594764889" calcext:value-type="float">
            <text:p><text:s/>295,19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-0.00000472213326" calcext:value-type="float">
            <text:p><text:s/>-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0472213326" calcext:value-type="float">
            <text:p><text:s/>-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9.2666666666667" calcext:value-type="float">
            <text:p><text:s/>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.2666666666667" calcext:value-type="float">
            <text:p><text:s/>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39.2666666666667" calcext:value-type="float">
            <text:p><text:s/>3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9.2666666666667" calcext:value-type="float">
            <text:p><text:s/>3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191299.944444444" calcext:value-type="float">
            <text:p><text:s/>191,30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053.2777777778" calcext:value-type="float">
            <text:p><text:s/>47,05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246.666666667" calcext:value-type="float">
            <text:p><text:s/>144,2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191299.944444444" calcext:value-type="float">
            <text:p><text:s/>191,30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053.2777777778" calcext:value-type="float">
            <text:p><text:s/>47,05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246.666666667" calcext:value-type="float">
            <text:p><text:s/>144,2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0068164.84101" calcext:value-type="float">
            <text:p><text:s/>60,068,1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6918273.6397695" calcext:value-type="float">
            <text:p><text:s/>56,918,2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49891.20124049" calcext:value-type="float">
            <text:p><text:s/>3,149,8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9094007.4" calcext:value-type="float">
            <text:p><text:s/>49,094,0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462347.1987595" calcext:value-type="float">
            <text:p><text:s/>48,462,3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1660.201240492" calcext:value-type="float">
            <text:p><text:s/>631,6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140495.873878" calcext:value-type="float">
            <text:p><text:s/>140,4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495.873878" calcext:value-type="float">
            <text:p><text:s/>140,4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0833661.567132" calcext:value-type="float">
            <text:p><text:s/>10,833,6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15430.567132" calcext:value-type="float">
            <text:p><text:s/>8,315,4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18231" calcext:value-type="float">
            <text:p><text:s/>2,518,2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5年(西元1996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59731" calcext:value-type="float">
            <text:p><text:s/>59,731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583762.1595294" calcext:value-type="float">
            <text:p><text:s/>44,583,762 <text:s/></text:p>
          </table:table-cell>
          <table:table-cell table:style-name="ce42" office:value-type="float" office:value="36510945" calcext:value-type="float">
            <text:p><text:s/>36,510,9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8057.9914" calcext:value-type="float">
            <text:p><text:s/>1,088,05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45909.55975936" calcext:value-type="float">
            <text:p><text:s/>2,645,9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85.6187" calcext:value-type="float">
            <text:p><text:s/>1,08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76001.77777778" calcext:value-type="float">
            <text:p><text:s/>2,576,00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38704.88888889" calcext:value-type="float">
            <text:p><text:s/>1,538,7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8288.77604128" calcext:value-type="float">
            <text:p><text:s/>1,218,289 <text:s/></text:p>
          </table:table-cell>
          <table:table-cell table:style-name="ce42" office:value-type="float" office:value="616042" calcext:value-type="float">
            <text:p><text:s/>616,0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978.2637688888" calcext:value-type="float">
            <text:p><text:s/>75,97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6664588.1570621" calcext:value-type="float">
            <text:p><text:s/>36,664,588 <text:s/></text:p>
          </table:table-cell>
          <table:table-cell table:style-name="ce43" office:value-type="float" office:value="35954634" calcext:value-type="float">
            <text:p><text:s/>35,954,63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10994.10893111" calcext:value-type="float">
            <text:p><text:s/>1,010,99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63674.21555556" calcext:value-type="float">
            <text:p><text:s/>2,463,67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.000000000006" calcext:value-type="float">
            <text:p><text:s/>0 <text:s/></text:p>
          </table:table-cell>
          <table:table-cell table:style-name="ce43" office:value-type="float" office:value="0.00000000000835" calcext:value-type="float">
            <text:p><text:s/>0 <text:s/></text:p>
          </table:table-cell>
          <table:table-cell table:style-name="ce43" office:value-type="float" office:value="0.000000000000818" calcext:value-type="float">
            <text:p><text:s/>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0669.333333333" calcext:value-type="float">
            <text:p><text:s/>100,669 <text:s/></text:p>
          </table:table-cell>
          <table:table-cell table:style-name="ce42" office:value-type="float" office:value="277984.182" calcext:value-type="float">
            <text:p><text:s/>277,984 <text:s/></text:p>
          </table:table-cell>
          <table:table-cell table:style-name="ce42" office:value-type="float" office:value="53588.3833333333" calcext:value-type="float">
            <text:p><text:s/>53,588 <text:s/></text:p>
          </table:table-cell>
          <table:table-cell table:style-name="ce42" office:value-type="float" office:value="42540440.6108006" calcext:value-type="float">
            <text:p><text:s/>42,540,441 <text:s/></text:p>
          </table:table-cell>
          <table:table-cell table:style-name="ce42" office:value-type="float" office:value="35954634" calcext:value-type="float">
            <text:p><text:s/>35,954,6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5954634" calcext:value-type="float">
            <text:p><text:s/>35,954,6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30585.95555556" calcext:value-type="float">
            <text:p><text:s/>6,030,58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94.17777777778" calcext:value-type="float">
            <text:p><text:s/>1,8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00669.333333333" calcext:value-type="float">
            <text:p><text:s/>100,669 <text:s/></text:p>
          </table:table-cell>
          <table:table-cell table:style-name="ce43" office:value-type="float" office:value="277984.182" calcext:value-type="float">
            <text:p><text:s/>277,984 <text:s/></text:p>
          </table:table-cell>
          <table:table-cell table:style-name="ce43" office:value-type="float" office:value="53588.3833333333" calcext:value-type="float">
            <text:p><text:s/>53,588 <text:s/></text:p>
          </table:table-cell>
          <table:table-cell table:style-name="ce43" office:value-type="float" office:value="553326.477467226" calcext:value-type="float">
            <text:p><text:s/>553,32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85074.6" calcext:value-type="float">
            <text:p><text:s/>685,075 <text:s/></text:p>
          </table:table-cell>
          <table:table-cell table:style-name="ce42" office:value-type="float" office:value="841695.61" calcext:value-type="float">
            <text:p><text:s/>841,696 <text:s/></text:p>
          </table:table-cell>
          <table:table-cell table:style-name="ce42" office:value-type="float" office:value="114663.15" calcext:value-type="float">
            <text:p><text:s/>114,663 <text:s/></text:p>
          </table:table-cell>
          <table:table-cell table:style-name="ce42" office:value-type="float" office:value="38725404.3636067" calcext:value-type="float">
            <text:p><text:s/>38,725,40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0112" calcext:value-type="float">
            <text:p><text:s/>1,310,112 <text:s/></text:p>
          </table:table-cell>
          <table:table-cell table:style-name="ce42" office:value-type="float" office:value="1025738.11694" calcext:value-type="float">
            <text:p><text:s/>1,025,73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685074.6" calcext:value-type="float">
            <text:p><text:s/>685,075 <text:s/></text:p>
          </table:table-cell>
          <table:table-cell table:style-name="ce42" office:value-type="float" office:value="841695.61" calcext:value-type="float">
            <text:p><text:s/>841,696 <text:s/></text:p>
          </table:table-cell>
          <table:table-cell table:style-name="ce42" office:value-type="float" office:value="114663.15" calcext:value-type="float">
            <text:p><text:s/>114,663 <text:s/></text:p>
          </table:table-cell>
          <table:table-cell table:style-name="ce42" office:value-type="float" office:value="37662358.1998307" calcext:value-type="float">
            <text:p><text:s/>37,662,35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0112" calcext:value-type="float">
            <text:p><text:s/>1,310,112 <text:s/></text:p>
          </table:table-cell>
          <table:table-cell table:style-name="ce42" office:value-type="float" office:value="1001884.929164" calcext:value-type="float">
            <text:p><text:s/>1,001,88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63046.163776" calcext:value-type="float">
            <text:p><text:s/>1,063,04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3853.187776" calcext:value-type="float">
            <text:p><text:s/>23,85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95322.4" calcext:value-type="float">
            <text:p><text:s/>195,322 <text:s/></text:p>
          </table:table-cell>
          <table:table-cell table:style-name="ce42" office:value-type="float" office:value="405482.802666667" calcext:value-type="float">
            <text:p><text:s/>405,483 <text:s/></text:p>
          </table:table-cell>
          <table:table-cell table:style-name="ce42" office:value-type="float" office:value="30414.4446666667" calcext:value-type="float">
            <text:p><text:s/>30,414 <text:s/></text:p>
          </table:table-cell>
          <table:table-cell table:style-name="ce42" office:value-type="float" office:value="1930106.56615541" calcext:value-type="float">
            <text:p><text:s/>1,930,10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0112" calcext:value-type="float">
            <text:p><text:s/>1,310,112 <text:s/></text:p>
          </table:table-cell>
          <table:table-cell table:style-name="ce42" office:value-type="float" office:value="15216.08531" calcext:value-type="float">
            <text:p><text:s/>15,21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.8666666666667" calcext:value-type="float">
            <text:p><text:s/>8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24242.066666667" calcext:value-type="float">
            <text:p><text:s/>124,242 <text:s/></text:p>
          </table:table-cell>
          <table:table-cell table:style-name="ce42" office:value-type="float" office:value="157604.608" calcext:value-type="float">
            <text:p><text:s/>157,605 <text:s/></text:p>
          </table:table-cell>
          <table:table-cell table:style-name="ce42" office:value-type="float" office:value="30414.4446666667" calcext:value-type="float">
            <text:p><text:s/>30,414 <text:s/></text:p>
          </table:table-cell>
          <table:table-cell table:style-name="ce42" office:value-type="float" office:value="8644.26666666667" calcext:value-type="float">
            <text:p><text:s/>8,64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71080.3333333333" calcext:value-type="float">
            <text:p><text:s/>71,080 <text:s/></text:p>
          </table:table-cell>
          <table:table-cell table:style-name="ce42" office:value-type="float" office:value="247878.194666667" calcext:value-type="float">
            <text:p><text:s/>247,8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6" calcext:value-type="float">
            <text:p><text:s/>27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21012.7550443" calcext:value-type="float">
            <text:p><text:s/>1,921,0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0112" calcext:value-type="float">
            <text:p><text:s/>1,310,112 <text:s/></text:p>
          </table:table-cell>
          <table:table-cell table:style-name="ce42" office:value-type="float" office:value="15216.08531" calcext:value-type="float">
            <text:p><text:s/>15,21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.2111111111111" calcext:value-type="float">
            <text:p><text:s/>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3.4666666666667" calcext:value-type="float">
            <text:p><text:s/>2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028.91766666667" calcext:value-type="float">
            <text:p><text:s/>4,029 <text:s/></text:p>
          </table:table-cell>
          <table:table-cell table:style-name="ce44" office:value-type="float" office:value="784.98" calcext:value-type="float">
            <text:p><text:s/>78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89082.866666667" calcext:value-type="float">
            <text:p><text:s/>389,083 <text:s/></text:p>
          </table:table-cell>
          <table:table-cell table:style-name="ce44" office:value-type="float" office:value="154199.707666667" calcext:value-type="float">
            <text:p><text:s/>154,200 <text:s/></text:p>
          </table:table-cell>
          <table:table-cell table:style-name="ce44" office:value-type="float" office:value="29875.342" calcext:value-type="float">
            <text:p><text:s/>29,875 <text:s/></text:p>
          </table:table-cell>
          <table:table-cell table:style-name="ce44" office:value-type="float" office:value="28455771.1281572" calcext:value-type="float">
            <text:p><text:s/>28,455,771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021516.14056111" calcext:value-type="float">
            <text:p><text:s/>2,021,51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89082.866666667" calcext:value-type="float">
            <text:p><text:s/>389,083 <text:s/></text:p>
          </table:table-cell>
          <table:table-cell table:style-name="ce44" office:value-type="float" office:value="154199.707666667" calcext:value-type="float">
            <text:p><text:s/>154,200 <text:s/></text:p>
          </table:table-cell>
          <table:table-cell table:style-name="ce44" office:value-type="float" office:value="29875.342" calcext:value-type="float">
            <text:p><text:s/>29,875 <text:s/></text:p>
          </table:table-cell>
          <table:table-cell table:style-name="ce44" office:value-type="float" office:value="21325563.6642485" calcext:value-type="float">
            <text:p><text:s/>21,325,564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021516.14056111" calcext:value-type="float">
            <text:p><text:s/>2,021,5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89082.866666667" calcext:value-type="float">
            <text:p><text:s/>389,083 <text:s/></text:p>
          </table:table-cell>
          <table:table-cell table:style-name="ce42" office:value-type="float" office:value="154199.707666667" calcext:value-type="float">
            <text:p><text:s/>154,200 <text:s/></text:p>
          </table:table-cell>
          <table:table-cell table:style-name="ce42" office:value-type="float" office:value="29875.342" calcext:value-type="float">
            <text:p><text:s/>29,875 <text:s/></text:p>
          </table:table-cell>
          <table:table-cell table:style-name="ce42" office:value-type="float" office:value="6745461.93789484" calcext:value-type="float">
            <text:p><text:s/>6,745,4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92384.59703" calcext:value-type="float">
            <text:p><text:s/>592,3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755.9243622222" calcext:value-type="float">
            <text:p><text:s/>33,7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9.90214" calcext:value-type="float">
            <text:p><text:s/>1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7552.235043574" calcext:value-type="float">
            <text:p><text:s/>467,5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812.9812" calcext:value-type="float">
            <text:p><text:s/>12,8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62848.13118912" calcext:value-type="float">
            <text:p><text:s/>1,262,8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04.23363" calcext:value-type="float">
            <text:p><text:s/>8,8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181.43803" calcext:value-type="float">
            <text:p><text:s/>45,1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7.33803" calcext:value-type="float">
            <text:p><text:s/>3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98.5221766667" calcext:value-type="float">
            <text:p><text:s/>11,7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61.85551" calcext:value-type="float">
            <text:p><text:s/>2,1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1915.844361486" calcext:value-type="float">
            <text:p><text:s/>511,9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670.68237" calcext:value-type="float">
            <text:p><text:s/>5,6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80.2149411111" calcext:value-type="float">
            <text:p><text:s/>12,1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152.70383" calcext:value-type="float">
            <text:p><text:s/>9,1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97114.04987706" calcext:value-type="float">
            <text:p><text:s/>1,597,1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95.107" calcext:value-type="float">
            <text:p><text:s/>5,4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71822.16374045" calcext:value-type="float">
            <text:p><text:s/>1,571,8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95.107" calcext:value-type="float">
            <text:p><text:s/>5,4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439135.95809472" calcext:value-type="float">
            <text:p>( 1,439,13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495.107" calcext:value-type="float">
            <text:p>( 5,49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32686.20564573" calcext:value-type="float">
            <text:p>( 132,686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095.4639380507" calcext:value-type="float">
            <text:p><text:s/>25,0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66643002223567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95.555555555556" calcext:value-type="float">
            <text:p><text:s/>196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9093.812505556" calcext:value-type="float">
            <text:p><text:s/>159,0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743.05695" calcext:value-type="float">
            <text:p><text:s/>5,7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039.1031418667" calcext:value-type="float">
            <text:p><text:s/>89,0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192.20598" calcext:value-type="float">
            <text:p><text:s/>5,19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59546.097812" calcext:value-type="float">
            <text:p><text:s/>259,54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8524.72088" calcext:value-type="float">
            <text:p><text:s/>38,5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6032.499572222" calcext:value-type="float">
            <text:p><text:s/>726,0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2425.37735" calcext:value-type="float">
            <text:p><text:s/>132,4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1414.239128889" calcext:value-type="float">
            <text:p><text:s/>161,4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30.65024" calcext:value-type="float">
            <text:p><text:s/>2,8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4618.260443333" calcext:value-type="float">
            <text:p><text:s/>564,6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9594.72711" calcext:value-type="float">
            <text:p><text:s/>129,5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61596.12866" calcext:value-type="float">
            <text:p>( 61,59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1596.12866" calcext:value-type="float">
            <text:p>( 61,596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8459.78424" calcext:value-type="float">
            <text:p>( 8,460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8459.78424" calcext:value-type="float">
            <text:p>( 8,46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389082.866666667" calcext:value-type="float">
            <text:p><text:s/>389,083 <text:s/></text:p>
          </table:table-cell>
          <table:table-cell table:style-name="ce42" office:value-type="float" office:value="154199.707666667" calcext:value-type="float">
            <text:p><text:s/>154,200 <text:s/></text:p>
          </table:table-cell>
          <table:table-cell table:style-name="ce42" office:value-type="float" office:value="29875.342" calcext:value-type="float">
            <text:p><text:s/>29,875 <text:s/></text:p>
          </table:table-cell>
          <table:table-cell table:style-name="ce42" office:value-type="float" office:value="832372.950558889" calcext:value-type="float">
            <text:p><text:s/>832,3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7309.69967" calcext:value-type="float">
            <text:p><text:s/>67,3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89082.866666667" calcext:value-type="float">
            <text:p><text:s/>389,083 <text:s/></text:p>
          </table:table-cell>
          <table:table-cell table:style-name="ce42" office:value-type="float" office:value="154199.707666667" calcext:value-type="float">
            <text:p><text:s/>154,200 <text:s/></text:p>
          </table:table-cell>
          <table:table-cell table:style-name="ce42" office:value-type="float" office:value="29875.342" calcext:value-type="float">
            <text:p><text:s/>29,875 <text:s/></text:p>
          </table:table-cell>
          <table:table-cell table:style-name="ce42" office:value-type="float" office:value="709058.984945556" calcext:value-type="float">
            <text:p><text:s/>709,0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5109.46739" calcext:value-type="float">
            <text:p><text:s/>45,1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3313.965613333" calcext:value-type="float">
            <text:p><text:s/>123,3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200.23228" calcext:value-type="float">
            <text:p><text:s/>22,2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86" calcext:value-type="float">
            <text:p>( 286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4808.321664444" calcext:value-type="float">
            <text:p><text:s/>134,8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1313.57722" calcext:value-type="float">
            <text:p><text:s/>51,314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4286.2902477778" calcext:value-type="float">
            <text:p><text:s/>24,28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834.51247" calcext:value-type="float">
            <text:p><text:s/>3,8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238.865233464" calcext:value-type="float">
            <text:p><text:s/>92,2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083.39858" calcext:value-type="float">
            <text:p><text:s/>15,0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267.8344388889" calcext:value-type="float">
            <text:p><text:s/>64,2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067.54555" calcext:value-type="float">
            <text:p><text:s/>22,0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3398.732003333" calcext:value-type="float">
            <text:p><text:s/>233,3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6295.69867" calcext:value-type="float">
            <text:p><text:s/>206,2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.9040684844444" calcext:value-type="float">
            <text:p><text:s/>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7983.166666667" calcext:value-type="float">
            <text:p><text:s/>187,9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46955.7413911" calcext:value-type="float">
            <text:p><text:s/>11,146,9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335.44139111111" calcext:value-type="float">
            <text:p><text:s/>8,3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8203.388888889" calcext:value-type="float">
            <text:p><text:s/>398,2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359808.13028" calcext:value-type="float">
            <text:p><text:s/>10,359,8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335.44139111111" calcext:value-type="float">
            <text:p><text:s/>8,3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304.8888888889" calcext:value-type="float">
            <text:p><text:s/>47,3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1639.333333333" calcext:value-type="float">
            <text:p><text:s/>341,6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9972.5" calcext:value-type="float">
            <text:p><text:s/>999,9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08.81111111111" calcext:value-type="float">
            <text:p><text:s/>2,10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97863.688888889" calcext:value-type="float">
            <text:p><text:s/>997,864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12377.38282253" calcext:value-type="float">
            <text:p><text:s/>1,012,3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7317.611111111" calcext:value-type="float">
            <text:p><text:s/>197,3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847.5444444444" calcext:value-type="float">
            <text:p><text:s/>20,8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23.28888888889" calcext:value-type="float">
            <text:p><text:s/>6,3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1.288888888889" calcext:value-type="float">
            <text:p><text:s/>6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72.84444444444" calcext:value-type="float">
            <text:p><text:s/>1,7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5726.371711422" calcext:value-type="float">
            <text:p><text:s/>665,7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9698.433333333" calcext:value-type="float">
            <text:p><text:s/>119,69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420796.10214" calcext:value-type="float">
            <text:p><text:s/>1,420,79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420796.10214" calcext:value-type="float">
            <text:p><text:s/>1,420,7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30207.46390876" calcext:value-type="float">
            <text:p><text:s/>7,130,20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30207.46390876" calcext:value-type="float">
            <text:p><text:s/>7,130,20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489551.73333333" calcext:value-type="float">
            <text:p>( 4,489,552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142876.544246" calcext:value-type="float">
            <text:p><text:s/>28,142,8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090028.916" calcext:value-type="float">
            <text:p><text:s/>25,090,02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17.126122" calcext:value-type="float">
            <text:p><text:s/>4,8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48030.502124" calcext:value-type="float">
            <text:p><text:s/>3,048,03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5年(西元1996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4866.866666667" calcext:value-type="float">
            <text:p><text:s/>944,867 <text:s/></text:p>
          </table:table-cell>
          <table:table-cell table:style-name="ce42" office:value-type="float" office:value="1816272.46666667" calcext:value-type="float">
            <text:p><text:s/>1,816,272 <text:s/></text:p>
          </table:table-cell>
          <table:table-cell table:style-name="ce42" office:value-type="float" office:value="1450857.2" calcext:value-type="float">
            <text:p><text:s/>1,450,85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8633.777777778" calcext:value-type="float">
            <text:p><text:s/>618,6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243.615727604" calcext:value-type="float">
            <text:p><text:s/>131,24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.66666666666667" calcext:value-type="float">
            <text:p><text:s/>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44.444444444444" calcext:value-type="float">
            <text:p><text:s/>244 <text:s/></text:p>
          </table:table-cell>
          <table:table-cell table:style-name="ce42" office:value-type="float" office:value="1538460.44444444" calcext:value-type="float">
            <text:p><text:s/>1,538,4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7526.424272396" calcext:value-type="float">
            <text:p><text:s/>157,526 <text:s/></text:p>
          </table:table-cell>
          <table:table-cell table:style-name="ce42" office:value-type="float" office:value="-218188.533333334" calcext:value-type="float">
            <text:p><text:s/>-218,189 <text:s/></text:p>
          </table:table-cell>
          <table:table-cell table:style-name="ce42" office:value-type="float" office:value="-57115.0666666668" calcext:value-type="float">
            <text:p><text:s/>-57,115 <text:s/></text:p>
          </table:table-cell>
          <table:table-cell table:style-name="ce42" office:value-type="float" office:value="528.333333333333" calcext:value-type="float">
            <text:p><text:s/>528 <text:s/></text:p>
          </table:table-cell>
          <table:table-cell table:style-name="ce42" office:value-type="float" office:value="-38548.890049395" calcext:value-type="float">
            <text:p><text:s/>-38,549 <text:s/></text:p>
          </table:table-cell>
          <table:table-cell table:style-name="ce42" office:value-type="float" office:value="44314.2233827283" calcext:value-type="float">
            <text:p><text:s/>44,314 <text:s/></text:p>
          </table:table-cell>
          <table:table-cell table:style-name="ce42" office:value-type="float" office:value="320317.777777778" calcext:value-type="float">
            <text:p><text:s/>320,31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56096.826666667" calcext:value-type="float">
            <text:p><text:s/>656,097 <text:s/></text:p>
          </table:table-cell>
          <table:table-cell table:style-name="ce43" office:value-type="float" office:value="2034461" calcext:value-type="float">
            <text:p><text:s/>2,034,461 <text:s/></text:p>
          </table:table-cell>
          <table:table-cell table:style-name="ce43" office:value-type="float" office:value="1507972.26666667" calcext:value-type="float">
            <text:p><text:s/>1,507,972 <text:s/></text:p>
          </table:table-cell>
          <table:table-cell table:style-name="ce43" office:value-type="float" office:value="-530" calcext:value-type="float">
            <text:p><text:s/>-530 <text:s/></text:p>
          </table:table-cell>
          <table:table-cell table:style-name="ce43" office:value-type="float" office:value="38304.4456049506" calcext:value-type="float">
            <text:p><text:s/>38,304 <text:s/></text:p>
          </table:table-cell>
          <table:table-cell table:style-name="ce43" office:value-type="float" office:value="-964140.890049395" calcext:value-type="float">
            <text:p><text:s/>-964,141 <text:s/></text:p>
          </table:table-cell>
          <table:table-cell table:style-name="ce43" office:value-type="float" office:value="-320317.777777778" calcext:value-type="float">
            <text:p><text:s/>-320,31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5893.493333333" calcext:value-type="float">
            <text:p><text:s/>755,8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24.16666666667" calcext:value-type="float">
            <text:p><text:s/>1,424 <text:s/></text:p>
          </table:table-cell>
          <table:table-cell table:style-name="ce42" office:value-type="float" office:value="2715.44764877467" calcext:value-type="float">
            <text:p><text:s/>2,715 <text:s/></text:p>
          </table:table-cell>
          <table:table-cell table:style-name="ce42" office:value-type="float" office:value="67003.6634623364" calcext:value-type="float">
            <text:p><text:s/>67,004 <text:s/></text:p>
          </table:table-cell>
          <table:table-cell table:style-name="ce42" office:value-type="float" office:value="108025.555555556" calcext:value-type="float">
            <text:p><text:s/>108,02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39035.26666667" calcext:value-type="float">
            <text:p><text:s/>4,639,035 <text:s/></text:p>
          </table:table-cell>
          <table:table-cell table:style-name="ce42" office:value-type="float" office:value="5239461.06666667" calcext:value-type="float">
            <text:p><text:s/>5,239,461 <text:s/></text:p>
          </table:table-cell>
          <table:table-cell table:style-name="ce42" office:value-type="float" office:value="4179242.6" calcext:value-type="float">
            <text:p><text:s/>4,179,243 <text:s/></text:p>
          </table:table-cell>
          <table:table-cell table:style-name="ce42" office:value-type="float" office:value="2516.66666666667" calcext:value-type="float">
            <text:p><text:s/>2,517 <text:s/></text:p>
          </table:table-cell>
          <table:table-cell table:style-name="ce42" office:value-type="float" office:value="63676.7798216019" calcext:value-type="float">
            <text:p><text:s/>63,677 <text:s/></text:p>
          </table:table-cell>
          <table:table-cell table:style-name="ce42" office:value-type="float" office:value="1449013.88684506" calcext:value-type="float">
            <text:p><text:s/>1,449,014 <text:s/></text:p>
          </table:table-cell>
          <table:table-cell table:style-name="ce42" office:value-type="float" office:value="472843.666666667" calcext:value-type="float">
            <text:p><text:s/>472,84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39035.26666667" calcext:value-type="float">
            <text:p><text:s/>4,639,035 <text:s/></text:p>
          </table:table-cell>
          <table:table-cell table:style-name="ce42" office:value-type="float" office:value="4233146.44088889" calcext:value-type="float">
            <text:p><text:s/>4,233,146 <text:s/></text:p>
          </table:table-cell>
          <table:table-cell table:style-name="ce42" office:value-type="float" office:value="3370220.27256316" calcext:value-type="float">
            <text:p><text:s/>3,370,220 <text:s/></text:p>
          </table:table-cell>
          <table:table-cell table:style-name="ce42" office:value-type="float" office:value="2516.66666666667" calcext:value-type="float">
            <text:p><text:s/>2,517 <text:s/></text:p>
          </table:table-cell>
          <table:table-cell table:style-name="ce42" office:value-type="float" office:value="63676.7798216019" calcext:value-type="float">
            <text:p><text:s/>63,677 <text:s/></text:p>
          </table:table-cell>
          <table:table-cell table:style-name="ce42" office:value-type="float" office:value="1449013.88684506" calcext:value-type="float">
            <text:p><text:s/>1,449,014 <text:s/></text:p>
          </table:table-cell>
          <table:table-cell table:style-name="ce42" office:value-type="float" office:value="472843.666666667" calcext:value-type="float">
            <text:p><text:s/>472,84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06314.62577778" calcext:value-type="float">
            <text:p><text:s/>1,006,315 <text:s/></text:p>
          </table:table-cell>
          <table:table-cell table:style-name="ce43" office:value-type="float" office:value="809022.327436839" calcext:value-type="float">
            <text:p><text:s/>809,02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63" calcext:value-type="float">
            <text:p><text:s/>1,963 <text:s/></text:p>
          </table:table-cell>
          <table:table-cell table:style-name="ce42" office:value-type="float" office:value="1533.13333333333" calcext:value-type="float">
            <text:p><text:s/>1,53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4.444444444445" calcext:value-type="float">
            <text:p><text:s/>764 <text:s/></text:p>
          </table:table-cell>
          <table:table-cell table:style-name="ce42" office:value-type="float" office:value="7.55555555555556" calcext:value-type="float">
            <text:p><text:s/>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99.73333333333" calcext:value-type="float">
            <text:p><text:s/>1,900 <text:s/></text:p>
          </table:table-cell>
          <table:table-cell table:style-name="ce42" office:value-type="float" office:value="1482.86666666667" calcext:value-type="float">
            <text:p><text:s/>1,48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4.444444444445" calcext:value-type="float">
            <text:p><text:s/>764 <text:s/></text:p>
          </table:table-cell>
          <table:table-cell table:style-name="ce42" office:value-type="float" office:value="6.61111111111111" calcext:value-type="float">
            <text:p><text:s/>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.2666666666667" calcext:value-type="float">
            <text:p><text:s/>63 <text:s/></text:p>
          </table:table-cell>
          <table:table-cell table:style-name="ce42" office:value-type="float" office:value="50.2666666666667" calcext:value-type="float">
            <text:p><text:s/>5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539238.6" calcext:value-type="float">
            <text:p><text:s/>4,539,239 <text:s/></text:p>
          </table:table-cell>
          <table:table-cell table:style-name="ce44" office:value-type="float" office:value="7271959.06666667" calcext:value-type="float">
            <text:p><text:s/>7,271,959 <text:s/></text:p>
          </table:table-cell>
          <table:table-cell table:style-name="ce44" office:value-type="float" office:value="5685681.73333333" calcext:value-type="float">
            <text:p><text:s/>5,685,682 <text:s/></text:p>
          </table:table-cell>
          <table:table-cell table:style-name="ce44" office:value-type="float" office:value="562.5" calcext:value-type="float">
            <text:p><text:s/>563 <text:s/></text:p>
          </table:table-cell>
          <table:table-cell table:style-name="ce44" office:value-type="float" office:value="99265.7777777778" calcext:value-type="float">
            <text:p><text:s/>99,266 <text:s/></text:p>
          </table:table-cell>
          <table:table-cell table:style-name="ce44" office:value-type="float" office:value="417104.888888889" calcext:value-type="float">
            <text:p><text:s/>417,105 <text:s/></text:p>
          </table:table-cell>
          <table:table-cell table:style-name="ce44" office:value-type="float" office:value="44492.7777777778" calcext:value-type="float">
            <text:p><text:s/>44,49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9686.8666666667" calcext:value-type="float">
            <text:p><text:s/>49,687 <text:s/></text:p>
          </table:table-cell>
          <table:table-cell table:style-name="ce44" office:value-type="float" office:value="7271959.06666667" calcext:value-type="float">
            <text:p><text:s/>7,271,959 <text:s/></text:p>
          </table:table-cell>
          <table:table-cell table:style-name="ce44" office:value-type="float" office:value="5685681.73333333" calcext:value-type="float">
            <text:p><text:s/>5,685,682 <text:s/></text:p>
          </table:table-cell>
          <table:table-cell table:style-name="ce44" office:value-type="float" office:value="562.5" calcext:value-type="float">
            <text:p><text:s/>563 <text:s/></text:p>
          </table:table-cell>
          <table:table-cell table:style-name="ce44" office:value-type="float" office:value="99265.7777777778" calcext:value-type="float">
            <text:p><text:s/>99,266 <text:s/></text:p>
          </table:table-cell>
          <table:table-cell table:style-name="ce44" office:value-type="float" office:value="417104.888888889" calcext:value-type="float">
            <text:p><text:s/>417,105 <text:s/></text:p>
          </table:table-cell>
          <table:table-cell table:style-name="ce44" office:value-type="float" office:value="44492.7777777778" calcext:value-type="float">
            <text:p><text:s/>44,4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686.8666666667" calcext:value-type="float">
            <text:p><text:s/>49,687 <text:s/></text:p>
          </table:table-cell>
          <table:table-cell table:style-name="ce42" office:value-type="float" office:value="4397.46666666667" calcext:value-type="float">
            <text:p><text:s/>4,397 <text:s/></text:p>
          </table:table-cell>
          <table:table-cell table:style-name="ce42" office:value-type="float" office:value="4107.13333333333" calcext:value-type="float">
            <text:p><text:s/>4,10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20.16666666667" calcext:value-type="float">
            <text:p><text:s/>8,8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.8" calcext:value-type="float">
            <text:p><text:s/>8 <text:s/></text:p>
          </table:table-cell>
          <table:table-cell table:style-name="ce42" office:value-type="float" office:value="6.93333333333333" calcext:value-type="float">
            <text:p><text:s/>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.4444444444444" calcext:value-type="float">
            <text:p><text:s/>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.7333333333333" calcext:value-type="float">
            <text:p><text:s/>67 <text:s/></text:p>
          </table:table-cell>
          <table:table-cell table:style-name="ce42" office:value-type="float" office:value="0.866666666666667" calcext:value-type="float">
            <text:p><text:s/>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7.333333333333" calcext:value-type="float">
            <text:p><text:s/>9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.4666666666667" calcext:value-type="float">
            <text:p><text:s/>55 <text:s/></text:p>
          </table:table-cell>
          <table:table-cell table:style-name="ce42" office:value-type="float" office:value="26.8666666666667" calcext:value-type="float">
            <text:p><text:s/>2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.1333333333333" calcext:value-type="float">
            <text:p><text:s/>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.0666666666667" calcext:value-type="float">
            <text:p><text:s/>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3.2777777777778" calcext:value-type="float">
            <text:p><text:s/>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400.8666666667" calcext:value-type="float">
            <text:p><text:s/>49,401 <text:s/></text:p>
          </table:table-cell>
          <table:table-cell table:style-name="ce42" office:value-type="float" office:value="51.1333333333333" calcext:value-type="float">
            <text:p><text:s/>51 <text:s/></text:p>
          </table:table-cell>
          <table:table-cell table:style-name="ce42" office:value-type="float" office:value="46.8" calcext:value-type="float">
            <text:p><text:s/>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3.833333333333" calcext:value-type="float">
            <text:p><text:s/>9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400.8666666667" calcext:value-type="float">
            <text:p><text:s/>49,401 <text:s/></text:p>
          </table:table-cell>
          <table:table-cell table:style-name="ce42" office:value-type="float" office:value="50.2666666666667" calcext:value-type="float">
            <text:p><text:s/>50 <text:s/></text:p>
          </table:table-cell>
          <table:table-cell table:style-name="ce42" office:value-type="float" office:value="46.8" calcext:value-type="float">
            <text:p><text:s/>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3.833333333333" calcext:value-type="float">
            <text:p><text:s/>9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0.2666666666667" calcext:value-type="float">
            <text:p>( 50 <text:s/>)</text:p>
          </table:table-cell>
          <table:table-cell table:style-name="ce45" office:value-type="float" office:value="46.8" calcext:value-type="float">
            <text:p>( 47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03.833333333333" calcext:value-type="float">
            <text:p>( 90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9400.8666666667" calcext:value-type="float">
            <text:p>( 49,40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66666666666667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46666666666667" calcext:value-type="float">
            <text:p><text:s/>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2.1333333333333" calcext:value-type="float">
            <text:p><text:s/>12 <text:s/></text:p>
          </table:table-cell>
          <table:table-cell table:style-name="ce46" office:value-type="float" office:value="6.06666666666667" calcext:value-type="float">
            <text:p><text:s/>6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46666666666667" calcext:value-type="float">
            <text:p><text:s/>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.7222222222222" calcext:value-type="float">
            <text:p><text:s/>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6" calcext:value-type="float">
            <text:p><text:s/>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.3888888888889" calcext:value-type="float">
            <text:p><text:s/>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66666666666667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.3333333333333" calcext:value-type="float">
            <text:p><text:s/>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6" calcext:value-type="float">
            <text:p><text:s/>286 <text:s/></text:p>
          </table:table-cell>
          <table:table-cell table:style-name="ce42" office:value-type="float" office:value="112.666666666667" calcext:value-type="float">
            <text:p><text:s/>113 <text:s/></text:p>
          </table:table-cell>
          <table:table-cell table:style-name="ce42" office:value-type="float" office:value="91" calcext:value-type="float">
            <text:p><text:s/>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73.72222222222" calcext:value-type="float">
            <text:p><text:s/>6,0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.666666666667" calcext:value-type="float">
            <text:p><text:s/>113 <text:s/></text:p>
          </table:table-cell>
          <table:table-cell table:style-name="ce42" office:value-type="float" office:value="91" calcext:value-type="float">
            <text:p><text:s/>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91.27777777778" calcext:value-type="float">
            <text:p><text:s/>4,8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6" calcext:value-type="float">
            <text:p><text:s/>28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82.44444444444" calcext:value-type="float">
            <text:p><text:s/>1,1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86" calcext:value-type="float">
            <text:p>( 28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46666666666667" calcext:value-type="float">
            <text:p><text:s/>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.9444444444444" calcext:value-type="float">
            <text:p><text:s/>18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" calcext:value-type="float">
            <text:p><text:s/>39 <text:s/></text:p>
          </table:table-cell>
          <table:table-cell table:style-name="ce42" office:value-type="float" office:value="9.53333333333333" calcext:value-type="float">
            <text:p><text:s/>1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7.888888888889" calcext:value-type="float">
            <text:p><text:s/>1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76.6" calcext:value-type="float">
            <text:p><text:s/>3,877 <text:s/></text:p>
          </table:table-cell>
          <table:table-cell table:style-name="ce42" office:value-type="float" office:value="3837.6" calcext:value-type="float">
            <text:p><text:s/>3,83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3.333333333333" calcext:value-type="float">
            <text:p><text:s/>4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9.3333333333333" calcext:value-type="float">
            <text:p><text:s/>6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31914.73333333" calcext:value-type="float">
            <text:p><text:s/>7,231,915 <text:s/></text:p>
          </table:table-cell>
          <table:table-cell table:style-name="ce42" office:value-type="float" office:value="5652641.8" calcext:value-type="float">
            <text:p><text:s/>5,652,642 <text:s/></text:p>
          </table:table-cell>
          <table:table-cell table:style-name="ce42" office:value-type="float" office:value="562.5" calcext:value-type="float">
            <text:p><text:s/>563 <text:s/></text:p>
          </table:table-cell>
          <table:table-cell table:style-name="ce42" office:value-type="float" office:value="9174.22222222222" calcext:value-type="float">
            <text:p><text:s/>9,174 <text:s/></text:p>
          </table:table-cell>
          <table:table-cell table:style-name="ce42" office:value-type="float" office:value="388466.666666667" calcext:value-type="float">
            <text:p><text:s/>388,4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2.5" calcext:value-type="float">
            <text:p><text:s/>563 <text:s/></text:p>
          </table:table-cell>
          <table:table-cell table:style-name="ce42" office:value-type="float" office:value="9174.22222222222" calcext:value-type="float">
            <text:p><text:s/>9,174 <text:s/></text:p>
          </table:table-cell>
          <table:table-cell table:style-name="ce42" office:value-type="float" office:value="388466.666666667" calcext:value-type="float">
            <text:p><text:s/>388,4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31914.73333333" calcext:value-type="float">
            <text:p><text:s/>7,231,915 <text:s/></text:p>
          </table:table-cell>
          <table:table-cell table:style-name="ce42" office:value-type="float" office:value="5652641.8" calcext:value-type="float">
            <text:p><text:s/>5,652,6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.9333333333333" calcext:value-type="float">
            <text:p><text:s/>20 <text:s/></text:p>
          </table:table-cell>
          <table:table-cell table:style-name="ce42" office:value-type="float" office:value="4.33333333333333" calcext:value-type="float">
            <text:p><text:s/>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.7222222222222" calcext:value-type="float">
            <text:p><text:s/>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.9333333333333" calcext:value-type="float">
            <text:p><text:s/>20 <text:s/></text:p>
          </table:table-cell>
          <table:table-cell table:style-name="ce42" office:value-type="float" office:value="4.33333333333333" calcext:value-type="float">
            <text:p><text:s/>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.7222222222222" calcext:value-type="float">
            <text:p><text:s/>2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626.9333333333" calcext:value-type="float">
            <text:p><text:s/>35,627 <text:s/></text:p>
          </table:table-cell>
          <table:table-cell table:style-name="ce42" office:value-type="float" office:value="28928.4666666667" calcext:value-type="float">
            <text:p><text:s/>28,9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091.5555555556" calcext:value-type="float">
            <text:p><text:s/>90,092 <text:s/></text:p>
          </table:table-cell>
          <table:table-cell table:style-name="ce42" office:value-type="float" office:value="28638.2222222222" calcext:value-type="float">
            <text:p><text:s/>28,638 <text:s/></text:p>
          </table:table-cell>
          <table:table-cell table:style-name="ce42" office:value-type="float" office:value="35650.8888888889" calcext:value-type="float">
            <text:p><text:s/>35,6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6018.94444444444" calcext:value-type="float">
            <text:p><text:s/>6,0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59.5" calcext:value-type="float">
            <text:p><text:s/>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.2" calcext:value-type="float">
            <text:p><text:s/>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980.4" calcext:value-type="float">
            <text:p><text:s/>34,980 <text:s/></text:p>
          </table:table-cell>
          <table:table-cell table:style-name="ce42" office:value-type="float" office:value="28614.7333333333" calcext:value-type="float">
            <text:p><text:s/>28,6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091.5555555556" calcext:value-type="float">
            <text:p><text:s/>90,092 <text:s/></text:p>
          </table:table-cell>
          <table:table-cell table:style-name="ce42" office:value-type="float" office:value="28638.2222222222" calcext:value-type="float">
            <text:p><text:s/>28,638 <text:s/></text:p>
          </table:table-cell>
          <table:table-cell table:style-name="ce42" office:value-type="float" office:value="26868.5" calcext:value-type="float">
            <text:p><text:s/>26,86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41.333333333333" calcext:value-type="float">
            <text:p><text:s/>641 <text:s/></text:p>
          </table:table-cell>
          <table:table-cell table:style-name="ce43" office:value-type="float" office:value="313.733333333333" calcext:value-type="float">
            <text:p><text:s/>31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703.94444444444" calcext:value-type="float">
            <text:p><text:s/>2,704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89551.73333333" calcext:value-type="float">
            <text:p><text:s/>4,489,5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89551.73333333" calcext:value-type="float">
            <text:p><text:s/>4,489,5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489551.73333333" calcext:value-type="float">
            <text:p>( 4,489,55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5年(西元1996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69813.6" calcext:value-type="float">
            <text:p><text:s/>2,469,8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5881.6" calcext:value-type="float">
            <text:p><text:s/>385,882 <text:s/></text:p>
          </table:table-cell>
          <table:table-cell table:style-name="ce42" office:value-type="float" office:value="181765.555555556" calcext:value-type="float">
            <text:p><text:s/>181,766 <text:s/></text:p>
          </table:table-cell>
          <table:table-cell table:style-name="ce42" office:value-type="float" office:value="265975.457018291" calcext:value-type="float">
            <text:p><text:s/>265,9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397.8444444444" calcext:value-type="float">
            <text:p><text:s/>22,398 <text:s/></text:p>
          </table:table-cell>
          <table:table-cell table:style-name="ce42" office:value-type="float" office:value="279152" calcext:value-type="float">
            <text:p><text:s/>279,15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018043.64444444" calcext:value-type="float">
            <text:p><text:s/>1,018,044 <text:s/></text:p>
          </table:table-cell>
          <table:table-cell table:style-name="ce42" office:value-type="float" office:value="964383.866666667" calcext:value-type="float">
            <text:p><text:s/>964,3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6742.4" calcext:value-type="float">
            <text:p><text:s/>206,742 <text:s/></text:p>
          </table:table-cell>
          <table:table-cell table:style-name="ce42" office:value-type="float" office:value="79756.6666666667" calcext:value-type="float">
            <text:p><text:s/>79,757 <text:s/></text:p>
          </table:table-cell>
          <table:table-cell table:style-name="ce42" office:value-type="float" office:value="8486.63644286463" calcext:value-type="float">
            <text:p><text:s/>8,4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140.4444444444" calcext:value-type="float">
            <text:p><text:s/>55,140 <text:s/></text:p>
          </table:table-cell>
          <table:table-cell table:style-name="ce42" office:value-type="float" office:value="181025" calcext:value-type="float">
            <text:p><text:s/>181,02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316487.111111111" calcext:value-type="float">
            <text:p><text:s/>316,487 <text:s/></text:p>
          </table:table-cell>
          <table:table-cell table:style-name="ce42" office:value-type="float" office:value="2258121.6" calcext:value-type="float">
            <text:p><text:s/>2,258,1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93.06666666667" calcext:value-type="float">
            <text:p><text:s/>1,3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308681.863111111" calcext:value-type="float">
            <text:p><text:s/>-308,682 <text:s/></text:p>
          </table:table-cell>
          <table:table-cell table:style-name="ce42" office:value-type="float" office:value="434680.577777778" calcext:value-type="float">
            <text:p><text:s/>434,6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8279.4666666667" calcext:value-type="float">
            <text:p><text:s/>68,279 <text:s/></text:p>
          </table:table-cell>
          <table:table-cell table:style-name="ce42" office:value-type="float" office:value="6173.33333333333" calcext:value-type="float">
            <text:p><text:s/>6,173 <text:s/></text:p>
          </table:table-cell>
          <table:table-cell table:style-name="ce42" office:value-type="float" office:value="15084.7888888889" calcext:value-type="float">
            <text:p><text:s/>15,0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5102.22222222222" calcext:value-type="float">
            <text:p><text:s/>-5,102 <text:s/></text:p>
          </table:table-cell>
          <table:table-cell table:style-name="ce42" office:value-type="float" office:value="49885.0955555556" calcext:value-type="float">
            <text:p><text:s/>49,88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1025848.89244444" calcext:value-type="float">
            <text:p><text:s/>-1,025,849 <text:s/></text:p>
          </table:table-cell>
          <table:table-cell table:style-name="ce43" office:value-type="float" office:value="-1187372.44444444" calcext:value-type="float">
            <text:p><text:s/>-1,187,37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09466.666666667" calcext:value-type="float">
            <text:p><text:s/>109,467 <text:s/></text:p>
          </table:table-cell>
          <table:table-cell table:style-name="ce43" office:value-type="float" office:value="95835.5555555556" calcext:value-type="float">
            <text:p><text:s/>95,836 <text:s/></text:p>
          </table:table-cell>
          <table:table-cell table:style-name="ce43" office:value-type="float" office:value="242404.031686537" calcext:value-type="float">
            <text:p><text:s/>242,40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27640.3777777778" calcext:value-type="float">
            <text:p><text:s/>-27,640 <text:s/></text:p>
          </table:table-cell>
          <table:table-cell table:style-name="ce43" office:value-type="float" office:value="48241.9044444444" calcext:value-type="float">
            <text:p><text:s/>48,24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8871.37777777778" calcext:value-type="float">
            <text:p><text:s/>8,871 <text:s/></text:p>
          </table:table-cell>
          <table:table-cell table:style-name="ce42" office:value-type="float" office:value="1221974.66666667" calcext:value-type="float">
            <text:p><text:s/>1,221,9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15.4666666667" calcext:value-type="float">
            <text:p><text:s/>10,615 <text:s/></text:p>
          </table:table-cell>
          <table:table-cell table:style-name="ce42" office:value-type="float" office:value="3.33333333333333" calcext:value-type="float">
            <text:p><text:s/>3 <text:s/></text:p>
          </table:table-cell>
          <table:table-cell table:style-name="ce42" office:value-type="float" office:value="2439.27777777778" calcext:value-type="float">
            <text:p><text:s/>2,43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4707.766666667" calcext:value-type="float">
            <text:p><text:s/>284,70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505047.824007222" calcext:value-type="float">
            <text:p><text:s/>505,048 <text:s/></text:p>
          </table:table-cell>
          <table:table-cell table:style-name="ce42" office:value-type="float" office:value="6080758.78679334" calcext:value-type="float">
            <text:p><text:s/>6,080,7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04824.711111111" calcext:value-type="float">
            <text:p><text:s/>504,825 <text:s/></text:p>
          </table:table-cell>
          <table:table-cell table:style-name="ce42" office:value-type="float" office:value="5525761.24444444" calcext:value-type="float">
            <text:p><text:s/>5,525,7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94.17777777778" calcext:value-type="float">
            <text:p><text:s/>1,8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23.112896111111" calcext:value-type="float">
            <text:p><text:s/>223 <text:s/></text:p>
          </table:table-cell>
          <table:table-cell table:style-name="ce43" office:value-type="float" office:value="553103.364571115" calcext:value-type="float">
            <text:p><text:s/>553,10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460939.46666667" calcext:value-type="float">
            <text:p><text:s/>6,460,939 <text:s/></text:p>
          </table:table-cell>
          <table:table-cell table:style-name="ce42" office:value-type="float" office:value="15521529.5555556" calcext:value-type="float">
            <text:p><text:s/>15,521,5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6348.8" calcext:value-type="float">
            <text:p><text:s/>306,349 <text:s/></text:p>
          </table:table-cell>
          <table:table-cell table:style-name="ce42" office:value-type="float" office:value="738817.777777778" calcext:value-type="float">
            <text:p><text:s/>738,818 <text:s/></text:p>
          </table:table-cell>
          <table:table-cell table:style-name="ce42" office:value-type="float" office:value="113937.788888889" calcext:value-type="float">
            <text:p><text:s/>113,9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902.555555556" calcext:value-type="float">
            <text:p><text:s/>113,903 <text:s/></text:p>
          </table:table-cell>
          <table:table-cell table:style-name="ce42" office:value-type="float" office:value="1267530.96888889" calcext:value-type="float">
            <text:p><text:s/>1,267,53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6446111.61955556" calcext:value-type="float">
            <text:p><text:s/>6,446,112 <text:s/></text:p>
          </table:table-cell>
          <table:table-cell table:style-name="ce42" office:value-type="float" office:value="15521529.5555556" calcext:value-type="float">
            <text:p><text:s/>15,521,5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6348.8" calcext:value-type="float">
            <text:p><text:s/>306,349 <text:s/></text:p>
          </table:table-cell>
          <table:table-cell table:style-name="ce42" office:value-type="float" office:value="738817.777777778" calcext:value-type="float">
            <text:p><text:s/>738,818 <text:s/></text:p>
          </table:table-cell>
          <table:table-cell table:style-name="ce42" office:value-type="float" office:value="113937.788888889" calcext:value-type="float">
            <text:p><text:s/>113,9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902.555555556" calcext:value-type="float">
            <text:p><text:s/>113,903 <text:s/></text:p>
          </table:table-cell>
          <table:table-cell table:style-name="ce42" office:value-type="float" office:value="1249480.46577778" calcext:value-type="float">
            <text:p><text:s/>1,249,48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4827.8471111111" calcext:value-type="float">
            <text:p><text:s/>14,82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8050.5031111111" calcext:value-type="float">
            <text:p><text:s/>18,05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4838.2222222222" calcext:value-type="float">
            <text:p><text:s/>34,838 <text:s/></text:p>
          </table:table-cell>
          <table:table-cell table:style-name="ce42" office:value-type="float" office:value="567205.258623184" calcext:value-type="float">
            <text:p><text:s/>567,2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.8666666666667" calcext:value-type="float">
            <text:p><text:s/>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04.622222222222" calcext:value-type="float">
            <text:p><text:s/>105 <text:s/></text:p>
          </table:table-cell>
          <table:table-cell table:style-name="ce42" office:value-type="float" office:value="8539.64444444445" calcext:value-type="float">
            <text:p><text:s/>8,5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6" calcext:value-type="float">
            <text:p><text:s/>2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4710.1333333333" calcext:value-type="float">
            <text:p><text:s/>34,710 <text:s/></text:p>
          </table:table-cell>
          <table:table-cell table:style-name="ce42" office:value-type="float" office:value="558303.747512073" calcext:value-type="float">
            <text:p><text:s/>558,3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23.4666666666667" calcext:value-type="float">
            <text:p><text:s/>23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886333.150215" calcext:value-type="float">
            <text:p><text:s/>4,886,333 <text:s/></text:p>
          </table:table-cell>
          <table:table-cell table:style-name="ce44" office:value-type="float" office:value="6464218.39902792" calcext:value-type="float">
            <text:p><text:s/>6,464,21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05200" calcext:value-type="float">
            <text:p><text:s/>405,200 <text:s/></text:p>
          </table:table-cell>
          <table:table-cell table:style-name="ce44" office:value-type="float" office:value="834650" calcext:value-type="float">
            <text:p><text:s/>834,650 <text:s/></text:p>
          </table:table-cell>
          <table:table-cell table:style-name="ce44" office:value-type="float" office:value="353902.542797648" calcext:value-type="float">
            <text:p><text:s/>353,90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86262.1777777778" calcext:value-type="float">
            <text:p><text:s/>86,262 <text:s/></text:p>
          </table:table-cell>
          <table:table-cell table:style-name="ce44" office:value-type="float" office:value="1031065.10666667" calcext:value-type="float">
            <text:p><text:s/>1,031,06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886333.150215" calcext:value-type="float">
            <text:p><text:s/>4,886,333 <text:s/></text:p>
          </table:table-cell>
          <table:table-cell table:style-name="ce44" office:value-type="float" office:value="6464218.39902792" calcext:value-type="float">
            <text:p><text:s/>6,464,218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60865.8666666667" calcext:value-type="float">
            <text:p><text:s/>60,866 <text:s/></text:p>
          </table:table-cell>
          <table:table-cell table:style-name="ce44" office:value-type="float" office:value="9558.23" calcext:value-type="float">
            <text:p><text:s/>9,5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31762.371847356" calcext:value-type="float">
            <text:p><text:s/>231,762 <text:s/></text:p>
          </table:table-cell>
          <table:table-cell table:style-name="ce42" office:value-type="float" office:value="5787986.37235081" calcext:value-type="float">
            <text:p><text:s/>5,787,98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0865.8666666667" calcext:value-type="float">
            <text:p><text:s/>60,866 <text:s/></text:p>
          </table:table-cell>
          <table:table-cell table:style-name="ce42" office:value-type="float" office:value="9558.23" calcext:value-type="float">
            <text:p><text:s/>9,5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7708.5333333333" calcext:value-type="float">
            <text:p><text:s/>17,709 <text:s/></text:p>
          </table:table-cell>
          <table:table-cell table:style-name="ce42" office:value-type="float" office:value="15835.2444444444" calcext:value-type="float">
            <text:p><text:s/>15,8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4747.8222222222" calcext:value-type="float">
            <text:p><text:s/>14,748 <text:s/></text:p>
          </table:table-cell>
          <table:table-cell table:style-name="ce42" office:value-type="float" office:value="438927.364954685" calcext:value-type="float">
            <text:p><text:s/>438,9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215.74488838044" calcext:value-type="float">
            <text:p><text:s/>3,216 <text:s/></text:p>
          </table:table-cell>
          <table:table-cell table:style-name="ce42" office:value-type="float" office:value="1250770.79711518" calcext:value-type="float">
            <text:p><text:s/>1,250,7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26.133333333333" calcext:value-type="float">
            <text:p><text:s/>126 <text:s/></text:p>
          </table:table-cell>
          <table:table-cell table:style-name="ce42" office:value-type="float" office:value="44667.0222222222" calcext:value-type="float">
            <text:p><text:s/>44,6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352.977777777778" calcext:value-type="float">
            <text:p><text:s/>353 <text:s/></text:p>
          </table:table-cell>
          <table:table-cell table:style-name="ce42" office:value-type="float" office:value="9271.55555555555" calcext:value-type="float">
            <text:p><text:s/>9,2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736.62281552711" calcext:value-type="float">
            <text:p><text:s/>1,737 <text:s/></text:p>
          </table:table-cell>
          <table:table-cell table:style-name="ce42" office:value-type="float" office:value="504361.194731515" calcext:value-type="float">
            <text:p><text:s/>504,3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524.088888888889" calcext:value-type="float">
            <text:p><text:s/>524 <text:s/></text:p>
          </table:table-cell>
          <table:table-cell table:style-name="ce42" office:value-type="float" office:value="2503.42222222222" calcext:value-type="float">
            <text:p><text:s/>2,5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5327.5663706258" calcext:value-type="float">
            <text:p><text:s/>65,328 <text:s/></text:p>
          </table:table-cell>
          <table:table-cell table:style-name="ce42" office:value-type="float" office:value="1475935.5431731" calcext:value-type="float">
            <text:p><text:s/>1,475,9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65132.0108150702" calcext:value-type="float">
            <text:p><text:s/>65,132 <text:s/></text:p>
          </table:table-cell>
          <table:table-cell table:style-name="ce42" office:value-type="float" office:value="1450840.07925872" calcext:value-type="float">
            <text:p><text:s/>1,450,8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2094.7699261813" calcext:value-type="float">
            <text:p>( 22,095 <text:s/>)</text:p>
          </table:table-cell>
          <table:table-cell table:style-name="ce45" office:value-type="float" office:value="1410591.98116854" calcext:value-type="float">
            <text:p>( 1,410,59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43037.2408888889" calcext:value-type="float">
            <text:p>( 43,037 <text:s/>)</text:p>
          </table:table-cell>
          <table:table-cell table:style-name="ce45" office:value-type="float" office:value="40248.0980901742" calcext:value-type="float">
            <text:p>( 40,24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95.4639380507" calcext:value-type="float">
            <text:p><text:s/>25,0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236644431" calcext:value-type="float">
            <text:p><text:s/>-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95.555555555556" calcext:value-type="float">
            <text:p><text:s/>196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5495.11111111111" calcext:value-type="float">
            <text:p><text:s/>5,495 <text:s/></text:p>
          </table:table-cell>
          <table:table-cell table:style-name="ce42" office:value-type="float" office:value="147852.177777778" calcext:value-type="float">
            <text:p><text:s/>147,8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35.111111111111" calcext:value-type="float">
            <text:p><text:s/>435 <text:s/></text:p>
          </table:table-cell>
          <table:table-cell table:style-name="ce42" office:value-type="float" office:value="83411.7860507556" calcext:value-type="float">
            <text:p><text:s/>83,4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2772.96679048889" calcext:value-type="float">
            <text:p><text:s/>2,773 <text:s/></text:p>
          </table:table-cell>
          <table:table-cell table:style-name="ce46" office:value-type="float" office:value="218235.332363733" calcext:value-type="float">
            <text:p><text:s/>218,23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37367.7333333333" calcext:value-type="float">
            <text:p><text:s/>37,368 <text:s/></text:p>
          </table:table-cell>
          <table:table-cell table:style-name="ce42" office:value-type="float" office:value="495297.333333333" calcext:value-type="float">
            <text:p><text:s/>495,29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0865.8666666667" calcext:value-type="float">
            <text:p><text:s/>60,86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9652.0888888889" calcext:value-type="float">
            <text:p><text:s/>29,652 <text:s/></text:p>
          </table:table-cell>
          <table:table-cell table:style-name="ce42" office:value-type="float" office:value="91203.6888888889" calcext:value-type="float">
            <text:p><text:s/>91,2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680.8222222222" calcext:value-type="float">
            <text:p><text:s/>37,68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7715.64444444444" calcext:value-type="float">
            <text:p><text:s/>7,716 <text:s/></text:p>
          </table:table-cell>
          <table:table-cell table:style-name="ce42" office:value-type="float" office:value="404093.644444444" calcext:value-type="float">
            <text:p><text:s/>404,0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185.0444444444" calcext:value-type="float">
            <text:p><text:s/>23,18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1667.8222222222" calcext:value-type="float">
            <text:p><text:s/>11,668 <text:s/></text:p>
          </table:table-cell>
          <table:table-cell table:style-name="ce42" office:value-type="float" office:value="737364.809777778" calcext:value-type="float">
            <text:p><text:s/>737,3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9558.23" calcext:value-type="float">
            <text:p><text:s/>9,55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8993.6" calcext:value-type="float">
            <text:p><text:s/>8,994 <text:s/></text:p>
          </table:table-cell>
          <table:table-cell table:style-name="ce42" office:value-type="float" office:value="640393.743111111" calcext:value-type="float">
            <text:p><text:s/>640,3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9558.23" calcext:value-type="float">
            <text:p><text:s/>9,55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674.22222222222" calcext:value-type="float">
            <text:p><text:s/>2,674 <text:s/></text:p>
          </table:table-cell>
          <table:table-cell table:style-name="ce42" office:value-type="float" office:value="96971.0666666667" calcext:value-type="float">
            <text:p><text:s/>96,9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3245.24444444444" calcext:value-type="float">
            <text:p><text:s/>3,245 <text:s/></text:p>
          </table:table-cell>
          <table:table-cell table:style-name="ce42" office:value-type="float" office:value="80228.0888888889" calcext:value-type="float">
            <text:p><text:s/>80,2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2087.55555555556" calcext:value-type="float">
            <text:p><text:s/>2,088 <text:s/></text:p>
          </table:table-cell>
          <table:table-cell table:style-name="ce46" office:value-type="float" office:value="18364.2222222222" calcext:value-type="float">
            <text:p><text:s/>18,36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8835.19999450489" calcext:value-type="float">
            <text:p><text:s/>8,835 <text:s/></text:p>
          </table:table-cell>
          <table:table-cell table:style-name="ce42" office:value-type="float" office:value="68143.3777700702" calcext:value-type="float">
            <text:p><text:s/>68,1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9555.82222222222" calcext:value-type="float">
            <text:p><text:s/>9,556 <text:s/></text:p>
          </table:table-cell>
          <table:table-cell table:style-name="ce42" office:value-type="float" office:value="28314.5333333333" calcext:value-type="float">
            <text:p><text:s/>28,3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801.06666666667" calcext:value-type="float">
            <text:p><text:s/>1,801 <text:s/></text:p>
          </table:table-cell>
          <table:table-cell table:style-name="ce42" office:value-type="float" office:value="25301.0222222222" calcext:value-type="float">
            <text:p><text:s/>25,3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24.9376544951111" calcext:value-type="float">
            <text:p><text:s/>25 <text:s/></text:p>
          </table:table-cell>
          <table:table-cell table:style-name="ce42" office:value-type="float" office:value="22.9664139893333" calcext:value-type="float">
            <text:p><text:s/>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44734.3111111111" calcext:value-type="float">
            <text:p><text:s/>44,734 <text:s/></text:p>
          </table:table-cell>
          <table:table-cell table:style-name="ce42" office:value-type="float" office:value="143178.577777778" calcext:value-type="float">
            <text:p><text:s/>143,1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285482.93333333" calcext:value-type="float">
            <text:p><text:s/>3,285,483 <text:s/></text:p>
          </table:table-cell>
          <table:table-cell table:style-name="ce42" office:value-type="float" office:value="223019.244444444" calcext:value-type="float">
            <text:p><text:s/>223,0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119557.95555556" calcext:value-type="float">
            <text:p><text:s/>3,119,55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7304.8888888889" calcext:value-type="float">
            <text:p><text:s/>47,30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18620.088888889" calcext:value-type="float">
            <text:p><text:s/>118,620 <text:s/></text:p>
          </table:table-cell>
          <table:table-cell table:style-name="ce42" office:value-type="float" office:value="223019.244444444" calcext:value-type="float">
            <text:p><text:s/>223,0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899977.955555556" calcext:value-type="float">
            <text:p><text:s/>899,978 <text:s/></text:p>
          </table:table-cell>
          <table:table-cell table:style-name="ce42" office:value-type="float" office:value="99952.8888888889" calcext:value-type="float">
            <text:p><text:s/>99,9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209.51111111111" calcext:value-type="float">
            <text:p><text:s/>1,210 <text:s/></text:p>
          </table:table-cell>
          <table:table-cell table:style-name="ce42" office:value-type="float" office:value="857.644444444444" calcext:value-type="float">
            <text:p><text:s/>8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898768.444444444" calcext:value-type="float">
            <text:p><text:s/>898,768 <text:s/></text:p>
          </table:table-cell>
          <table:table-cell table:style-name="ce43" office:value-type="float" office:value="99095.2444444444" calcext:value-type="float">
            <text:p><text:s/>99,09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69109.889478756" calcext:value-type="float">
            <text:p><text:s/>469,110 <text:s/></text:p>
          </table:table-cell>
          <table:table-cell table:style-name="ce42" office:value-type="float" office:value="353259.893343778" calcext:value-type="float">
            <text:p><text:s/>353,2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65262.7555555556" calcext:value-type="float">
            <text:p><text:s/>65,263 <text:s/></text:p>
          </table:table-cell>
          <table:table-cell table:style-name="ce42" office:value-type="float" office:value="126035.911111111" calcext:value-type="float">
            <text:p><text:s/>126,0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493.33333333333" calcext:value-type="float">
            <text:p><text:s/>2,493 <text:s/></text:p>
          </table:table-cell>
          <table:table-cell table:style-name="ce42" office:value-type="float" office:value="18294.7111111111" calcext:value-type="float">
            <text:p><text:s/>18,2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6323.28888888889" calcext:value-type="float">
            <text:p><text:s/>6,32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691.288888888889" calcext:value-type="float">
            <text:p><text:s/>69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232" calcext:value-type="float">
            <text:p><text:s/>1,232 <text:s/></text:p>
          </table:table-cell>
          <table:table-cell table:style-name="ce42" office:value-type="float" office:value="535.644444444445" calcext:value-type="float">
            <text:p><text:s/>5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05214.778367644" calcext:value-type="float">
            <text:p><text:s/>305,215 <text:s/></text:p>
          </table:table-cell>
          <table:table-cell table:style-name="ce42" office:value-type="float" office:value="179932.915566" calcext:value-type="float">
            <text:p><text:s/>179,9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87892.4444444444" calcext:value-type="float">
            <text:p><text:s/>87,892 <text:s/></text:p>
          </table:table-cell>
          <table:table-cell table:style-name="ce43" office:value-type="float" office:value="28460.7111111111" calcext:value-type="float">
            <text:p><text:s/>28,46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5200" calcext:value-type="float">
            <text:p><text:s/>405,200 <text:s/></text:p>
          </table:table-cell>
          <table:table-cell table:style-name="ce42" office:value-type="float" office:value="834650" calcext:value-type="float">
            <text:p><text:s/>834,650 <text:s/></text:p>
          </table:table-cell>
          <table:table-cell table:style-name="ce42" office:value-type="float" office:value="353902.542797648" calcext:value-type="float">
            <text:p><text:s/>353,9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396.3111111111" calcext:value-type="float">
            <text:p><text:s/>25,396 <text:s/></text:p>
          </table:table-cell>
          <table:table-cell table:style-name="ce42" office:value-type="float" office:value="1021506.87666667" calcext:value-type="float">
            <text:p><text:s/>1,021,50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5200" calcext:value-type="float">
            <text:p><text:s/>405,200 <text:s/></text:p>
          </table:table-cell>
          <table:table-cell table:style-name="ce42" office:value-type="float" office:value="834650" calcext:value-type="float">
            <text:p><text:s/>834,650 <text:s/></text:p>
          </table:table-cell>
          <table:table-cell table:style-name="ce42" office:value-type="float" office:value="353902.542797648" calcext:value-type="float">
            <text:p><text:s/>353,9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396.3111111111" calcext:value-type="float">
            <text:p><text:s/>25,396 <text:s/></text:p>
          </table:table-cell>
          <table:table-cell table:style-name="ce42" office:value-type="float" office:value="1021506.87666667" calcext:value-type="float">
            <text:p><text:s/>1,021,50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098294.18574344" calcext:value-type="float">
            <text:p><text:s/>2,098,294 <text:s/></text:p>
          </table:table-cell>
          <table:table-cell table:style-name="ce42" office:value-type="float" office:value="26044582.3585026" calcext:value-type="float">
            <text:p><text:s/>26,044,5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097449.21842244" calcext:value-type="float">
            <text:p><text:s/>2,097,449 <text:s/></text:p>
          </table:table-cell>
          <table:table-cell table:style-name="ce42" office:value-type="float" office:value="22992579.6975776" calcext:value-type="float">
            <text:p><text:s/>22,992,5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17.126122" calcext:value-type="float">
            <text:p><text:s/>4,8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844.967321" calcext:value-type="float">
            <text:p><text:s/>845 <text:s/></text:p>
          </table:table-cell>
          <table:table-cell table:style-name="ce42" office:value-type="float" office:value="3047185.534803" calcext:value-type="float">
            <text:p><text:s/>3,047,1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5年(西元1996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800889.777777778" calcext:value-type="float">
            <text:p><text:s/>800,890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61410.475838354" calcext:value-type="float">
            <text:p><text:s/>261,410 <text:s/></text:p>
          </table:table-cell>
          <table:table-cell table:number-columns-repeated="2" table:style-name="ce41" office:value-type="float" office:value="60174.328350576" calcext:value-type="float">
            <text:p><text:s/>60,174 <text:s/>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201236.147487778" calcext:value-type="float">
            <text:p><text:s/>201,23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435516" calcext:value-type="float">
            <text:p><text:s/>3,435,5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35516" calcext:value-type="float">
            <text:p><text:s/>3,435,5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66385.222222222" calcext:value-type="float">
            <text:p><text:s/>166,385 <text:s/></text:p>
          </table:table-cell>
          <table:table-cell table:style-name="ce42" office:value-type="float" office:value="135438.222222222" calcext:value-type="float">
            <text:p><text:s/>135,438 <text:s/></text:p>
          </table:table-cell>
          <table:table-cell table:style-name="ce42" office:value-type="float" office:value="30947" calcext:value-type="float">
            <text:p><text:s/>30,9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070020.55555556" calcext:value-type="float">
            <text:p><text:s/>4,070,021 <text:s/></text:p>
          </table:table-cell>
          <table:table-cell table:style-name="ce43" office:value-type="float" office:value="665451.555555556" calcext:value-type="float">
            <text:p><text:s/>665,452 <text:s/></text:p>
          </table:table-cell>
          <table:table-cell table:style-name="ce43" office:value-type="float" office:value="3404569" calcext:value-type="float">
            <text:p><text:s/>3,404,569 <text:s/></text:p>
          </table:table-cell>
          <table:table-cell table:style-name="ce43" office:value-type="float" office:value="261410.475838354" calcext:value-type="float">
            <text:p><text:s/>261,410 <text:s/></text:p>
          </table:table-cell>
          <table:table-cell table:number-columns-repeated="2" table:style-name="ce43" office:value-type="float" office:value="60174.328350576" calcext:value-type="float">
            <text:p><text:s/>60,17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01236.147487778" calcext:value-type="float">
            <text:p><text:s/>201,23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3404508" calcext:value-type="float">
            <text:p><text:s/>3,404,5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04508" calcext:value-type="float">
            <text:p><text:s/>3,404,5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489025.43290694" calcext:value-type="float">
            <text:p><text:s/>1,489,025 <text:s/></text:p>
          </table:table-cell>
          <table:table-cell table:style-name="ce42" office:value-type="float" office:value="2383.4594" calcext:value-type="float">
            <text:p><text:s/>2,383 <text:s/></text:p>
          </table:table-cell>
          <table:table-cell table:style-name="ce42" office:value-type="float" office:value="1486641.97350694" calcext:value-type="float">
            <text:p><text:s/>1,486,642 <text:s/></text:p>
          </table:table-cell>
          <table:table-cell table:style-name="ce42" office:value-type="float" office:value="221873.940323427" calcext:value-type="float">
            <text:p><text:s/>221,874 <text:s/></text:p>
          </table:table-cell>
          <table:table-cell table:number-columns-repeated="2" table:style-name="ce42" office:value-type="float" office:value="60174.3283543715" calcext:value-type="float">
            <text:p><text:s/>60,17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1699.611969056" calcext:value-type="float">
            <text:p><text:s/>161,70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459309" calcext:value-type="float">
            <text:p><text:s/>1,459,3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59309" calcext:value-type="float">
            <text:p><text:s/>1,459,3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9716.43290694" calcext:value-type="float">
            <text:p><text:s/>29,716 <text:s/></text:p>
          </table:table-cell>
          <table:table-cell table:style-name="ce43" office:value-type="float" office:value="2383.4594" calcext:value-type="float">
            <text:p><text:s/>2,383 <text:s/></text:p>
          </table:table-cell>
          <table:table-cell table:style-name="ce43" office:value-type="float" office:value="27332.97350694" calcext:value-type="float">
            <text:p><text:s/>27,333 <text:s/></text:p>
          </table:table-cell>
          <table:table-cell table:style-name="ce43" office:value-type="float" office:value="221873.940323427" calcext:value-type="float">
            <text:p><text:s/>221,874 <text:s/></text:p>
          </table:table-cell>
          <table:table-cell table:number-columns-repeated="2" table:style-name="ce43" office:value-type="float" office:value="60174.3283543715" calcext:value-type="float">
            <text:p><text:s/>60,17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61699.611969056" calcext:value-type="float">
            <text:p><text:s/>161,70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367202.22222222" calcext:value-type="float">
            <text:p><text:s/>3,367,202 <text:s/></text:p>
          </table:table-cell>
          <table:table-cell table:style-name="ce42" office:value-type="float" office:value="823310.222222222" calcext:value-type="float">
            <text:p><text:s/>823,310 <text:s/></text:p>
          </table:table-cell>
          <table:table-cell table:style-name="ce42" office:value-type="float" office:value="2543892" calcext:value-type="float">
            <text:p><text:s/>2,543,8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3367202.22222222" calcext:value-type="float">
            <text:p><text:s/>3,367,202 <text:s/></text:p>
          </table:table-cell>
          <table:table-cell table:style-name="ce43" office:value-type="float" office:value="823310.222222222" calcext:value-type="float">
            <text:p><text:s/>823,310 <text:s/></text:p>
          </table:table-cell>
          <table:table-cell table:style-name="ce43" office:value-type="float" office:value="2543892" calcext:value-type="float">
            <text:p><text:s/>2,543,89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785124.111390131" calcext:value-type="float">
            <text:p><text:s/>785,124 <text:s/></text:p>
          </table:table-cell>
          <table:table-cell table:style-name="ce42" office:value-type="float" office:value="20855.1111111111" calcext:value-type="float">
            <text:p><text:s/>20,855 <text:s/></text:p>
          </table:table-cell>
          <table:table-cell table:style-name="ce42" office:value-type="float" office:value="764269.00027902" calcext:value-type="float">
            <text:p><text:s/>764,2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785124.111390131" calcext:value-type="float">
            <text:p><text:s/>785,124 <text:s/></text:p>
          </table:table-cell>
          <table:table-cell table:style-name="ce42" office:value-type="float" office:value="20855.1111111111" calcext:value-type="float">
            <text:p><text:s/>20,855 <text:s/></text:p>
          </table:table-cell>
          <table:table-cell table:style-name="ce42" office:value-type="float" office:value="764269.00027902" calcext:value-type="float">
            <text:p><text:s/>764,2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758565.23348071" calcext:value-type="float">
            <text:p><text:s/>1,758,565 <text:s/></text:p>
          </table:table-cell>
          <table:table-cell table:style-name="ce44" office:value-type="float" office:value="1465523.20726667" calcext:value-type="float">
            <text:p><text:s/>1,465,523 <text:s/></text:p>
          </table:table-cell>
          <table:table-cell table:style-name="ce44" office:value-type="float" office:value="293042.02621404" calcext:value-type="float">
            <text:p><text:s/>293,042 <text:s/></text:p>
          </table:table-cell>
          <table:table-cell table:style-name="ce44" office:value-type="float" office:value="39536.5355149267" calcext:value-type="float">
            <text:p><text:s/>39,537 <text:s/></text:p>
          </table:table-cell>
          <table:table-cell table:number-columns-repeated="2" table:style-name="ce44" office:value-type="float" office:value="-0.0000037955214" calcext:value-type="float">
            <text:p><text:s/>-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39536.5355187222" calcext:value-type="float">
            <text:p><text:s/>39,53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417835.45570293" calcext:value-type="float">
            <text:p><text:s/>1,417,835 <text:s/></text:p>
          </table:table-cell>
          <table:table-cell table:style-name="ce44" office:value-type="float" office:value="1124793.42948889" calcext:value-type="float">
            <text:p><text:s/>1,124,793 <text:s/></text:p>
          </table:table-cell>
          <table:table-cell table:style-name="ce44" office:value-type="float" office:value="293042.02621404" calcext:value-type="float">
            <text:p><text:s/>293,042 <text:s/></text:p>
          </table:table-cell>
          <table:table-cell table:style-name="ce44" office:value-type="float" office:value="39536.5355149267" calcext:value-type="float">
            <text:p><text:s/>39,537 <text:s/></text:p>
          </table:table-cell>
          <table:table-cell table:number-columns-repeated="2" table:style-name="ce44" office:value-type="float" office:value="-0.0000037955214" calcext:value-type="float">
            <text:p><text:s/>-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39536.5355187222" calcext:value-type="float">
            <text:p><text:s/>39,5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11076.56681404" calcext:value-type="float">
            <text:p><text:s/>611,077 <text:s/></text:p>
          </table:table-cell>
          <table:table-cell table:style-name="ce42" office:value-type="float" office:value="372952.5406" calcext:value-type="float">
            <text:p><text:s/>372,953 <text:s/></text:p>
          </table:table-cell>
          <table:table-cell table:style-name="ce42" office:value-type="float" office:value="238124.02621404" calcext:value-type="float">
            <text:p><text:s/>238,124 <text:s/></text:p>
          </table:table-cell>
          <table:table-cell table:style-name="ce42" office:value-type="float" office:value="39536.5355149267" calcext:value-type="float">
            <text:p><text:s/>39,537 <text:s/></text:p>
          </table:table-cell>
          <table:table-cell table:number-columns-repeated="2" table:style-name="ce42" office:value-type="float" office:value="-0.0000037955214" calcext:value-type="float">
            <text:p><text:s/>-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536.5355187222" calcext:value-type="float">
            <text:p><text:s/>39,5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3077.8739333333" calcext:value-type="float">
            <text:p><text:s/>13,0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18922.6666666667" calcext:value-type="float">
            <text:p><text:s/>18,9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3" table:style-name="ce42" office:value-type="float" office:value="-0.0000037955214" calcext:value-type="float">
            <text:p><text:s/>-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99962.02621404" calcext:value-type="float">
            <text:p><text:s/>99,9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9962.02621404" calcext:value-type="float">
            <text:p><text:s/>99,9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99962.02621404" calcext:value-type="float">
            <text:p><text:s/>99,9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9962.02621404" calcext:value-type="float">
            <text:p><text:s/>99,9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99962.02621404" calcext:value-type="float">
            <text:p>( 99,962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99962.02621404" calcext:value-type="float">
            <text:p>( 99,96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9285.33333333333" calcext:value-type="float">
            <text:p><text:s/>9,2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5786" calcext:value-type="float">
            <text:p><text:s/>5,7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86" calcext:value-type="float">
            <text:p><text:s/>5,7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348.444444444444" calcext:value-type="float">
            <text:p><text:s/>348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87703.111111111" calcext:value-type="float">
            <text:p><text:s/>287,703 <text:s/></text:p>
          </table:table-cell>
          <table:table-cell table:style-name="ce42" office:value-type="float" office:value="271991.111111111" calcext:value-type="float">
            <text:p><text:s/>271,991 <text:s/></text:p>
          </table:table-cell>
          <table:table-cell table:style-name="ce42" office:value-type="float" office:value="15712" calcext:value-type="float">
            <text:p><text:s/>15,7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87703.111111111" calcext:value-type="float">
            <text:p><text:s/>287,703 <text:s/></text:p>
          </table:table-cell>
          <table:table-cell table:style-name="ce42" office:value-type="float" office:value="271991.111111111" calcext:value-type="float">
            <text:p><text:s/>271,991 <text:s/></text:p>
          </table:table-cell>
          <table:table-cell table:style-name="ce42" office:value-type="float" office:value="15712" calcext:value-type="float">
            <text:p><text:s/>15,7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137449.777777778" calcext:value-type="float">
            <text:p>( 137,45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45072" calcext:value-type="float">
            <text:p>( 45,072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08531" calcext:value-type="float">
            <text:p><text:s/>108,5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8531" calcext:value-type="float">
            <text:p><text:s/>108,5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08531" calcext:value-type="float">
            <text:p><text:s/>108,5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8531" calcext:value-type="float">
            <text:p><text:s/>108,5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9915.55555555556" calcext:value-type="float">
            <text:p><text:s/>9,916 <text:s/></text:p>
          </table:table-cell>
          <table:table-cell table:style-name="ce42" office:value-type="float" office:value="3291.55555555556" calcext:value-type="float">
            <text:p><text:s/>3,292 <text:s/></text:p>
          </table:table-cell>
          <table:table-cell table:style-name="ce42" office:value-type="float" office:value="6624" calcext:value-type="float">
            <text:p><text:s/>6,6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1722.66666666667" calcext:value-type="float">
            <text:p><text:s/>1,723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54275" calcext:value-type="float">
            <text:p><text:s/>54,275 <text:s/></text:p>
          </table:table-cell>
          <table:table-cell table:style-name="ce42" office:value-type="float" office:value="54120" calcext:value-type="float">
            <text:p><text:s/>54,120 <text:s/></text:p>
          </table:table-cell>
          <table:table-cell table:style-name="ce42" office:value-type="float" office:value="155" calcext:value-type="float">
            <text:p><text:s/>1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354" calcext:value-type="float">
            <text:p><text:s/>1,3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54" calcext:value-type="float">
            <text:p><text:s/>1,3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192.888888888889" calcext:value-type="float">
            <text:p><text:s/>1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536.5355187222" calcext:value-type="float">
            <text:p><text:s/>39,5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536.5355187222" calcext:value-type="float">
            <text:p><text:s/>39,5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56155" calcext:value-type="float">
            <text:p><text:s/>156,155 <text:s/></text:p>
          </table:table-cell>
          <table:table-cell table:style-name="ce42" office:value-type="float" office:value="122384" calcext:value-type="float">
            <text:p><text:s/>122,384 <text:s/></text:p>
          </table:table-cell>
          <table:table-cell table:style-name="ce42" office:value-type="float" office:value="33771" calcext:value-type="float">
            <text:p><text:s/>33,7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30459.888888889" calcext:value-type="float">
            <text:p><text:s/>130,460 <text:s/></text:p>
          </table:table-cell>
          <table:table-cell table:style-name="ce42" office:value-type="float" office:value="105728.888888889" calcext:value-type="float">
            <text:p><text:s/>105,729 <text:s/></text:p>
          </table:table-cell>
          <table:table-cell table:style-name="ce42" office:value-type="float" office:value="24731" calcext:value-type="float">
            <text:p><text:s/>24,7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2482" calcext:value-type="float">
            <text:p><text:s/>22,482 <text:s/></text:p>
          </table:table-cell>
          <table:table-cell table:style-name="ce42" office:value-type="float" office:value="13808" calcext:value-type="float">
            <text:p><text:s/>13,808 <text:s/></text:p>
          </table:table-cell>
          <table:table-cell table:style-name="ce42" office:value-type="float" office:value="8674" calcext:value-type="float">
            <text:p><text:s/>8,6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3213.11111111111" calcext:value-type="float">
            <text:p><text:s/>3,213 <text:s/></text:p>
          </table:table-cell>
          <table:table-cell table:style-name="ce43" office:value-type="float" office:value="2847.11111111111" calcext:value-type="float">
            <text:p><text:s/>2,847 <text:s/></text:p>
          </table:table-cell>
          <table:table-cell table:style-name="ce43" office:value-type="float" office:value="366" calcext:value-type="float">
            <text:p><text:s/>366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50603.888888889" calcext:value-type="float">
            <text:p><text:s/>650,604 <text:s/></text:p>
          </table:table-cell>
          <table:table-cell table:style-name="ce44" office:value-type="float" office:value="629456.888888889" calcext:value-type="float">
            <text:p><text:s/>629,457 <text:s/></text:p>
          </table:table-cell>
          <table:table-cell table:style-name="ce44" office:value-type="float" office:value="21147" calcext:value-type="float">
            <text:p><text:s/>21,14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340729.777777778" calcext:value-type="float">
            <text:p><text:s/>340,7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340729.777777778" calcext:value-type="float">
            <text:p><text:s/>340,7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228968.201059" calcext:value-type="float">
            <text:p><text:s/>6,228,968 <text:s/></text:p>
          </table:table-cell>
          <table:table-cell table:style-name="ce42" office:value-type="float" office:value="28360" calcext:value-type="float">
            <text:p><text:s/>28,360 <text:s/></text:p>
          </table:table-cell>
          <table:table-cell table:style-name="ce42" office:value-type="float" office:value="6200608.201059" calcext:value-type="float">
            <text:p><text:s/>6,200,608 <text:s/></text:p>
          </table:table-cell>
          <table:table-cell table:style-name="ce42" office:value-type="float" office:value="690861.962688" calcext:value-type="float">
            <text:p><text:s/>690,862 <text:s/></text:p>
          </table:table-cell>
          <table:table-cell table:number-columns-repeated="2" table:style-name="ce42" office:value-type="float" office:value="248893.332688" calcext:value-type="float">
            <text:p><text:s/>248,8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1968.63" calcext:value-type="float">
            <text:p><text:s/>441,9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940412.233" calcext:value-type="float">
            <text:p><text:s/>5,940,4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40412.233" calcext:value-type="float">
            <text:p><text:s/>5,940,4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88555.968059" calcext:value-type="float">
            <text:p><text:s/>288,556 <text:s/></text:p>
          </table:table-cell>
          <table:table-cell table:style-name="ce42" office:value-type="float" office:value="28360" calcext:value-type="float">
            <text:p><text:s/>28,360 <text:s/></text:p>
          </table:table-cell>
          <table:table-cell table:style-name="ce42" office:value-type="float" office:value="260195.968059" calcext:value-type="float">
            <text:p><text:s/>260,196 <text:s/></text:p>
          </table:table-cell>
          <table:table-cell table:style-name="ce42" office:value-type="float" office:value="690861.962688" calcext:value-type="float">
            <text:p><text:s/>690,862 <text:s/></text:p>
          </table:table-cell>
          <table:table-cell table:number-columns-repeated="2" table:style-name="ce42" office:value-type="float" office:value="248893.332688" calcext:value-type="float">
            <text:p><text:s/>248,8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1968.63" calcext:value-type="float">
            <text:p><text:s/>441,9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5年(西元1996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53225.175097778" calcext:value-type="float">
            <text:p><text:s/>453,225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941635.8490844" calcext:value-type="float">
            <text:p><text:s/>10,941,6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941635.8490844" calcext:value-type="float">
            <text:p><text:s/>10,941,636 <text:s/></text:p>
          </table:table-cell>
          <table:table-cell table:style-name="ce43" office:value-type="float" office:value="453225.175097778" calcext:value-type="float">
            <text:p><text:s/>453,22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08" calcext:value-type="float">
            <text:p><text:s/>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727.1383465821" calcext:value-type="float">
            <text:p><text:s/>15,7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941635.8490844" calcext:value-type="float">
            <text:p><text:s/>10,941,636 <text:s/></text:p>
          </table:table-cell>
          <table:table-cell table:style-name="ce42" office:value-type="float" office:value="864195.859542222" calcext:value-type="float">
            <text:p><text:s/>864,1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941635.8490844" calcext:value-type="float">
            <text:p><text:s/>10,941,636 <text:s/></text:p>
          </table:table-cell>
          <table:table-cell table:style-name="ce42" office:value-type="float" office:value="864195.859542222" calcext:value-type="float">
            <text:p><text:s/>864,1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0970.684444444" calcext:value-type="float">
            <text:p><text:s/>410,97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565301.6990289" calcext:value-type="float">
            <text:p><text:s/>13,565,3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0970.684444444" calcext:value-type="float">
            <text:p><text:s/>410,97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565301.6990289" calcext:value-type="float">
            <text:p><text:s/>13,565,3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62560.63074222" calcext:value-type="float">
            <text:p><text:s/>1,362,56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49.593295555556" calcext:value-type="float">
            <text:p><text:s/>75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4.673073333333" calcext:value-type="float">
            <text:p><text:s/>23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82.615791111111" calcext:value-type="float">
            <text:p><text:s/>5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4599.123008889" calcext:value-type="float">
            <text:p><text:s/>294,5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3120.964662222" calcext:value-type="float">
            <text:p><text:s/>533,12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0260.328888889" calcext:value-type="float">
            <text:p><text:s/>530,26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89.94183777778" calcext:value-type="float">
            <text:p><text:s/>2,99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23.3901844444444" calcext:value-type="float">
            <text:p><text:s/>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15817.064971196" calcext:value-type="float">
            <text:p><text:s/>715,8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1471196.8649689" calcext:value-type="float">
            <text:p><text:s/>11,471,19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1471196.8649689" calcext:value-type="float">
            <text:p><text:s/>11,471,19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027726.96784667" calcext:value-type="float">
            <text:p><text:s/>6,027,7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275.18954" calcext:value-type="float">
            <text:p><text:s/>16,2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4317.915622222" calcext:value-type="float">
            <text:p><text:s/>294,31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46636.331086667" calcext:value-type="float">
            <text:p><text:s/>746,63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872.6185866667" calcext:value-type="float">
            <text:p><text:s/>18,87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484.8542333333" calcext:value-type="float">
            <text:p><text:s/>54,4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4394.827528889" calcext:value-type="float">
            <text:p><text:s/>344,3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641.5279111111" calcext:value-type="float">
            <text:p><text:s/>28,64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15826.78841778" calcext:value-type="float">
            <text:p><text:s/>1,215,8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9674.277388889" calcext:value-type="float">
            <text:p><text:s/>429,6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47185.295693333" calcext:value-type="float">
            <text:p>( 147,185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57088.286288889" calcext:value-type="float">
            <text:p>( 257,088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5400.6954066667" calcext:value-type="float">
            <text:p>( 25,401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5123.556995556" calcext:value-type="float">
            <text:p><text:s/>565,1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1028.954033333" calcext:value-type="float">
            <text:p><text:s/>221,0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5775.297835556" calcext:value-type="float">
            <text:p><text:s/>215,7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741.4974177778" calcext:value-type="float">
            <text:p><text:s/>62,74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73634.425804444" calcext:value-type="float">
            <text:p><text:s/>273,63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5995.577146667" calcext:value-type="float">
            <text:p><text:s/>435,9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3406.768148889" calcext:value-type="float">
            <text:p><text:s/>233,4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2588.808997778" calcext:value-type="float">
            <text:p><text:s/>202,5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84712.425357778" calcext:value-type="float">
            <text:p><text:s/>784,71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51794.178411111" calcext:value-type="float">
            <text:p><text:s/>751,79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918.2469466667" calcext:value-type="float">
            <text:p><text:s/>32,91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3677.6549044444" calcext:value-type="float">
            <text:p>( 13,678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2430.284315556" calcext:value-type="float">
            <text:p><text:s/>382,43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44063.948626667" calcext:value-type="float">
            <text:p><text:s/>144,0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14590.055808889" calcext:value-type="float">
            <text:p><text:s/>614,59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7558.923704444" calcext:value-type="float">
            <text:p><text:s/>127,5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6476.804891111" calcext:value-type="float">
            <text:p><text:s/>116,4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3046.089813333" calcext:value-type="float">
            <text:p><text:s/>103,04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251.5841977778" calcext:value-type="float">
            <text:p><text:s/>47,25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250.7386666667" calcext:value-type="float">
            <text:p><text:s/>24,2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250.7386666667" calcext:value-type="float">
            <text:p><text:s/>24,2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2445.033071111" calcext:value-type="float">
            <text:p><text:s/>212,4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332.1369955556" calcext:value-type="float">
            <text:p><text:s/>42,33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70112.896075556" calcext:value-type="float">
            <text:p><text:s/>170,11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71371.54766444" calcext:value-type="float">
            <text:p><text:s/>2,571,3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1137.112041491" calcext:value-type="float">
            <text:p><text:s/>301,1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4836.526286197" calcext:value-type="float">
            <text:p><text:s/>124,8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379.4031911111" calcext:value-type="float">
            <text:p><text:s/>34,37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817.9351133333" calcext:value-type="float">
            <text:p><text:s/>32,81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0402.0232888889" calcext:value-type="float">
            <text:p><text:s/>70,4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813.0791690768" calcext:value-type="float">
            <text:p><text:s/>67,81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435.2036523845" calcext:value-type="float">
            <text:p><text:s/>27,43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3280.282513072" calcext:value-type="float">
            <text:p><text:s/>383,28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5472.304555556" calcext:value-type="float">
            <text:p><text:s/>315,4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213797.67785333" calcext:value-type="float">
            <text:p><text:s/>1,213,7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635402.57772" calcext:value-type="float">
            <text:p><text:s/>2,635,40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7787690.96" calcext:value-type="float">
            <text:p><text:s/>37,787,691 <text:s/></text:p>
          </table:table-cell>
          <table:table-cell table:style-name="ce42" office:value-type="float" office:value="9043910.158" calcext:value-type="float">
            <text:p><text:s/>9,043,9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7787690.96" calcext:value-type="float">
            <text:p><text:s/>37,787,691 <text:s/></text:p>
          </table:table-cell>
          <table:table-cell table:style-name="ce42" office:value-type="float" office:value="9043910.158" calcext:value-type="float">
            <text:p><text:s/>9,043,9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5年(西元1996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60351" calcext:value-type="float">
            <text:p><text:s/>60,351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732102.64426947" calcext:value-type="float">
            <text:p><text:s/>1,732,103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965611.0030583" calcext:value-type="float">
            <text:p><text:s/>79,965,611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46111.0042038" calcext:value-type="float">
            <text:p><text:s/>2,646,111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76001.77777778" calcext:value-type="float">
            <text:p><text:s/>2,576,002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38704.88888889" calcext:value-type="float">
            <text:p><text:s/>1,538,705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47373.192125" calcext:value-type="float">
            <text:p><text:s/>2,247,373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60351" calcext:value-type="float">
            <text:p><text:s/>60,35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2689522.7843323" calcext:value-type="float">
            <text:p><text:s/>72,689,523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68182.21555556" calcext:value-type="float">
            <text:p><text:s/>5,868,182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44481.975668803" calcext:value-type="float">
            <text:p><text:s/>444,482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688367.9374305" calcext:value-type="float">
            <text:p><text:s/>74,688,368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87421.44111111" calcext:value-type="float">
            <text:p><text:s/>3,287,421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20430.36810178" calcext:value-type="float">
            <text:p><text:s/>2,420,430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954634" calcext:value-type="float">
            <text:p><text:s/>35,954,634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767800.7914318" calcext:value-type="float">
            <text:p><text:s/>29,767,801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977.7333333333" calcext:value-type="float">
            <text:p><text:s/>63,978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194103.60345243" calcext:value-type="float">
            <text:p><text:s/>3,194,104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092530.5515244" calcext:value-type="float">
            <text:p><text:s/>60,092,531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662282.1655262" calcext:value-type="float">
            <text:p><text:s/>55,662,282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430248.38599822" calcext:value-type="float">
            <text:p><text:s/>4,430,248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09010.95562109" calcext:value-type="float">
            <text:p><text:s/>4,709,011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5.459962222222" calcext:value-type="float">
            <text:p><text:s/>835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1140.059073333" calcext:value-type="float">
            <text:p><text:s/>321,140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8958.528" calcext:value-type="float">
            <text:p><text:s/>318,959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8.615791111111" calcext:value-type="float">
            <text:p><text:s/>859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00735.98944331" calcext:value-type="float">
            <text:p><text:s/>3,000,736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3185.175773333" calcext:value-type="float">
            <text:p><text:s/>533,185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0260.328888889" calcext:value-type="float">
            <text:p><text:s/>530,260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89.94183777778" calcext:value-type="float">
            <text:p><text:s/>2,990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6.8568511111111" calcext:value-type="float">
            <text:p><text:s/>47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722209.420871195" calcext:value-type="float">
            <text:p><text:s/>722,209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0351" calcext:value-type="float">
            <text:p><text:s/>60,35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6349800.8307096" calcext:value-type="float">
            <text:p><text:s/>46,349,801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0351" calcext:value-type="float">
            <text:p><text:s/>60,35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8687563.6445786" calcext:value-type="float">
            <text:p><text:s/>38,687,564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796842.8655472" calcext:value-type="float">
            <text:p><text:s/>17,796,843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031.1139022222" calcext:value-type="float">
            <text:p><text:s/>50,031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4948.02459913" calcext:value-type="float">
            <text:p><text:s/>774,948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18618.23293776" calcext:value-type="float">
            <text:p><text:s/>2,118,618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054.0566166667" calcext:value-type="float">
            <text:p><text:s/>64,054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283.37641" calcext:value-type="float">
            <text:p><text:s/>66,283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0216.23643941" calcext:value-type="float">
            <text:p><text:s/>1,160,216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821.7428522222" calcext:value-type="float">
            <text:p><text:s/>40,822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90589.2056773" calcext:value-type="float">
            <text:p><text:s/>4,090,589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06127.24292808" calcext:value-type="float">
            <text:p><text:s/>2,306,127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619904.47156583" calcext:value-type="float">
            <text:p>( 1,619,904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60822.075955576" calcext:value-type="float">
            <text:p>( 660,822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5400.6954066667" calcext:value-type="float">
            <text:p>( 25,401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4464.441752096" calcext:value-type="float">
            <text:p><text:s/>974,464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9138.358774901" calcext:value-type="float">
            <text:p><text:s/>809,138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859.162222222222" calcext:value-type="float">
            <text:p><text:s/>859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4154.443674444" calcext:value-type="float">
            <text:p><text:s/>384,154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7566.600559644" calcext:value-type="float">
            <text:p><text:s/>157,567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533528.968060889" calcext:value-type="float">
            <text:p><text:s/>533,529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82612.52449667" calcext:value-type="float">
            <text:p><text:s/>3,382,613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27663.07727778" calcext:value-type="float">
            <text:p><text:s/>2,327,663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4949.44721889" calcext:value-type="float">
            <text:p><text:s/>1,054,949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9045.906437778" calcext:value-type="float">
            <text:p>( 199,046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53531.78424" calcext:value-type="float">
            <text:p>( 53,532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93972.88701489" calcext:value-type="float">
            <text:p><text:s/>2,593,973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37740.67445489" calcext:value-type="float">
            <text:p><text:s/>2,437,741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6232.21256" calcext:value-type="float">
            <text:p><text:s/>156,232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963.6549044444" calcext:value-type="float">
            <text:p>( 13,964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7154.161535556" calcext:value-type="float">
            <text:p><text:s/>527,154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70072.905541111" calcext:value-type="float">
            <text:p><text:s/>170,073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1103.921037631" calcext:value-type="float">
            <text:p><text:s/>761,104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3180.758143333" calcext:value-type="float">
            <text:p><text:s/>193,181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0068.425783333" calcext:value-type="float">
            <text:p><text:s/>350,068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2630.52940054" calcext:value-type="float">
            <text:p><text:s/>142,631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5234.750864444" calcext:value-type="float">
            <text:p><text:s/>235,235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71206.4800578" calcext:value-type="float">
            <text:p><text:s/>11,171,206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8203.388888889" calcext:value-type="float">
            <text:p><text:s/>398,203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59808.13028" calcext:value-type="float">
            <text:p><text:s/>10,359,808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555.6275555556" calcext:value-type="float">
            <text:p><text:s/>71,556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1639.333333333" calcext:value-type="float">
            <text:p><text:s/>341,639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2417.53307111" calcext:value-type="float">
            <text:p><text:s/>1,212,418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440.9481066667" calcext:value-type="float">
            <text:p><text:s/>44,441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67976.58496444" calcext:value-type="float">
            <text:p><text:s/>1,167,977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810.53" calcext:value-type="float">
            <text:p><text:s/>1,8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41753.72715364" calcext:value-type="float">
            <text:p><text:s/>3,741,754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1137.112041491" calcext:value-type="float">
            <text:p><text:s/>301,137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2614.026286197" calcext:value-type="float">
            <text:p><text:s/>452,614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226.9476355556" calcext:value-type="float">
            <text:p><text:s/>55,227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141.2240022222" calcext:value-type="float">
            <text:p><text:s/>39,141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093.3121777778" calcext:value-type="float">
            <text:p><text:s/>71,093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585.9236135213" calcext:value-type="float">
            <text:p><text:s/>69,586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435.2036523845" calcext:value-type="float">
            <text:p><text:s/>27,435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3280.282513072" calcext:value-type="float">
            <text:p><text:s/>383,280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810.53" calcext:value-type="float">
            <text:p><text:s/>1,8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05491.20626698" calcext:value-type="float">
            <text:p><text:s/>1,005,491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336748.48896444" calcext:value-type="float">
            <text:p><text:s/>1,336,748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58540.47" calcext:value-type="float">
            <text:p><text:s/>58,54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765343.03874889" calcext:value-type="float">
            <text:p><text:s/>4,765,343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62237.18613098" calcext:value-type="float">
            <text:p><text:s/>7,662,237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62237.18613098" calcext:value-type="float">
            <text:p><text:s/>7,662,237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489551.73333333" calcext:value-type="float">
            <text:p>( 4,489,552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1962472.667003" calcext:value-type="float">
            <text:p><text:s/>141,962,473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956049.667" calcext:value-type="float">
            <text:p><text:s/>126,956,050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5313" calcext:value-type="float">
            <text:p><text:s/>145,313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861110.000003" calcext:value-type="float">
            <text:p><text:s/>14,861,110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